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90 deg lat 0 deg long 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7908392805567" calcext:value-type="float">
            <text:p>2.0790839280556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7908392805567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.94730787780551E-018" calcext:value-type="float">
            <text:p>2.94730787780551E-018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.94730787780551E-018" calcext:value-type="float">
            <text:p>2.94730787780551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.94730797019261E-018" calcext:value-type="float">
            <text:p>2.94730797019261E-01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.94730797019261E-018" calcext:value-type="float">
            <text:p>-2.95E-01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95.40046718607" calcext:value-type="float">
            <text:p>3395.400467186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1718708519023E-018" calcext:value-type="float">
            <text:p>1.1718708519023E-01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1718708519023E-018" calcext:value-type="float">
            <text:p>-1.17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47365393890275E-017" calcext:value-type="float">
            <text:p>1.47365393890275E-017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47365393890275E-017" calcext:value-type="float">
            <text:p>1.47365393890275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4736542049218E-017" calcext:value-type="float">
            <text:p>1.4736542049218E-0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4736542049218E-017" calcext:value-type="float">
            <text:p>-1.47E-01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467299010618753" calcext:value-type="float">
            <text:p>0.00467299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392805567" calcext:value-type="float">
            <text:p>2.07908392805567E-013</text:p>
          </table:table-cell>
          <table:table-cell/>
          <table:table-cell table:style-name="ce3" office:value-type="float" office:value="0.999999491534134" calcext:value-type="float">
            <text:p>0.9999994915</text:p>
          </table:table-cell>
          <table:table-cell table:style-name="ce3" office:value-type="float" office:value="-1.05714320971309E-019" calcext:value-type="float">
            <text:p>-1.05714320971309E-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7908240568892" calcext:value-type="float">
            <text:p>2.0790824056889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7908240568892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.94730787780551E-018" calcext:value-type="float">
            <text:p>2.94730787780551E-018</text:p>
          </table:table-cell>
          <table:table-cell/>
          <table:table-cell table:style-name="ce3" office:value-type="float" office:value="2.94730797019261E-018" calcext:value-type="float">
            <text:p>2.94730797019261E-018</text:p>
          </table:table-cell>
          <table:table-cell/>
          <table:table-cell table:style-name="ce3" office:value-type="float" office:value="0.999999968653731" calcext:value-type="float">
            <text:p>0.9999999687</text:p>
          </table:table-cell>
          <table:table-cell table:style-name="ce3" office:value-type="float" office:value="-9.23871071068466E-026" calcext:value-type="float">
            <text:p>-9.23871071068466E-02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94731169931429E-018" calcext:value-type="float">
            <text:p>2.94731169931429E-01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.94731169931429E-018" calcext:value-type="float">
            <text:p>-2.95E-01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1718708519023E-018" calcext:value-type="float">
            <text:p>1.1718708519023E-0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1718708519023E-018" calcext:value-type="float">
            <text:p>-1.1718708519023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65336004957177E-019" calcext:value-type="float">
            <text:p>-4.65336004957177E-019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65336004957177E-019" calcext:value-type="float">
            <text:p>4.6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4736542049218E-017" calcext:value-type="float">
            <text:p>1.4736542049218E-017</text:p>
          </table:table-cell>
          <table:table-cell/>
          <table:table-cell table:style-name="ce3" office:value-type="float" office:value="0.999999819483398" calcext:value-type="float">
            <text:p>0.9999998195</text:p>
          </table:table-cell>
          <table:table-cell table:style-name="ce3" office:value-type="float" office:value="-2.6601904984103E-024" calcext:value-type="float">
            <text:p>-2.6601904984103E-02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47366003685616E-017" calcext:value-type="float">
            <text:p>1.47366003685616E-01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47366003685616E-017" calcext:value-type="float">
            <text:p>-1.47E-01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73472347597681E-018" calcext:value-type="float">
            <text:p>-1.7347234759768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467299010618752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5265128291212" calcext:value-type="float">
            <text:p>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240568892" calcext:value-type="float">
            <text:p>2.07908240568892E-013</text:p>
          </table:table-cell>
          <table:table-cell/>
          <table:table-cell table:style-name="ce3" office:value-type="float" office:value="1.00000022376388" calcext:value-type="float">
            <text:p>1.0000002238</text:p>
          </table:table-cell>
          <table:table-cell table:style-name="ce3" office:value-type="float" office:value="4.65223538579024E-020" calcext:value-type="float">
            <text:p>4.65223538579024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7908240568892" calcext:value-type="float">
            <text:p>2.07908240568892E-013</text:p>
          </table:table-cell>
          <table:table-cell/>
          <table:table-cell table:style-name="ce4" table:formula="of:=[.F21]" office:value-type="float" office:value="0.000000000000207908392805567" calcext:value-type="float">
            <text:p>2.07908392805567E-013</text:p>
          </table:table-cell>
          <table:table-cell/>
          <table:table-cell table:formula="of:=[.M33]/[.O33]" office:value-type="float" office:value="0.999999267770421" calcext:value-type="float">
            <text:p>0.9999992678</text:p>
          </table:table-cell>
          <table:table-cell table:formula="of:=[.M33]-[.O33]" office:value-type="float" office:value="-1.52236675005917E-019" calcext:value-type="float">
            <text:p>-1.52E-019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.94730787780551E-018" calcext:value-type="float">
            <text:p>2.94730787780551E-018</text:p>
          </table:table-cell>
          <table:table-cell/>
          <table:table-cell table:style-name="ce3" office:value-type="float" office:value="2.94731169931429E-018" calcext:value-type="float">
            <text:p>2.94731169931429E-018</text:p>
          </table:table-cell>
          <table:table-cell/>
          <table:table-cell table:style-name="ce3" office:value-type="float" office:value="0.99999870339171" calcext:value-type="float">
            <text:p>0.9999987034</text:p>
          </table:table-cell>
          <table:table-cell table:style-name="ce3" office:value-type="float" office:value="-3.82150878168379E-024" calcext:value-type="float">
            <text:p>-3.82150878168379E-02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.94731169931429E-018" calcext:value-type="float">
            <text:p>2.94731169931429E-018</text:p>
          </table:table-cell>
          <table:table-cell/>
          <table:table-cell table:style-name="ce4" table:formula="of:=[.F22]" office:value-type="float" office:value="2.94730797019261E-018" calcext:value-type="float">
            <text:p>2.94730797019261E-018</text:p>
          </table:table-cell>
          <table:table-cell/>
          <table:table-cell table:formula="of:=[.M34]/[.O34]" office:value-type="float" office:value="1.00000126526366" calcext:value-type="float">
            <text:p>1.0000012653</text:p>
          </table:table-cell>
          <table:table-cell table:formula="of:=[.M34]-[.O34]" office:value-type="float" office:value="3.72912167996955E-024" calcext:value-type="float">
            <text:p>3.73E-024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4.65336004957177E-019" calcext:value-type="float">
            <text:p>-4.65336004957177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4.65336004957177E-019" calcext:value-type="float">
            <text:p>4.65336004957177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65336004957177E-019" calcext:value-type="float">
            <text:p>-4.65336004957177E-019</text:p>
          </table:table-cell>
          <table:table-cell/>
          <table:table-cell table:style-name="ce4" table:formula="of:=[.F24]" office:value-type="float" office:value="1.1718708519023E-018" calcext:value-type="float">
            <text:p>1.1718708519023E-018</text:p>
          </table:table-cell>
          <table:table-cell/>
          <table:table-cell table:formula="of:=[.M36]/[.O36]" office:value-type="float" office:value="-0.397088129806963" calcext:value-type="float">
            <text:p>-0.3970881298</text:p>
          </table:table-cell>
          <table:table-cell table:formula="of:=[.M36]-[.O36]" office:value-type="float" office:value="-1.63720685685948E-018" calcext:value-type="float">
            <text:p>-1.64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47366003685616E-017" calcext:value-type="float">
            <text:p>1.47366003685616E-017</text:p>
          </table:table-cell>
          <table:table-cell/>
          <table:table-cell table:style-name="ce3" office:value-type="float" office:value="0.999995862035167" calcext:value-type="float">
            <text:p>0.999995862</text:p>
          </table:table-cell>
          <table:table-cell table:style-name="ce3" office:value-type="float" office:value="-6.09795340818294E-023" calcext:value-type="float">
            <text:p>-6.09795340818294E-02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47366003685616E-017" calcext:value-type="float">
            <text:p>1.47366003685616E-017</text:p>
          </table:table-cell>
          <table:table-cell/>
          <table:table-cell table:style-name="ce4" table:formula="of:=[.F25]" office:value-type="float" office:value="1.4736542049218E-017" calcext:value-type="float">
            <text:p>1.4736542049218E-017</text:p>
          </table:table-cell>
          <table:table-cell/>
          <table:table-cell table:formula="of:=[.M37]/[.O37]" office:value-type="float" office:value="1.00000395746461" calcext:value-type="float">
            <text:p>1.0000039575</text:p>
          </table:table-cell>
          <table:table-cell table:formula="of:=[.M37]-[.O37]" office:value-type="float" office:value="5.83193435988265E-023" calcext:value-type="float">
            <text:p>5.83E-02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.54097911787244E-018" calcext:value-type="float">
            <text:p>9.54097911787244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38]/[.O38]" office:value-type="float" office:value="0.999999999999998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371074822" calcext:value-type="float">
            <text:p>2.07908371074822E-013</text:p>
          </table:table-cell>
          <table:table-cell/>
          <table:table-cell table:style-name="ce3" office:value-type="float" office:value="0.999999596054863" calcext:value-type="float">
            <text:p>0.9999995961</text:p>
          </table:table-cell>
          <table:table-cell table:style-name="ce3" office:value-type="float" office:value="-8.39835754716895E-020" calcext:value-type="float">
            <text:p>-8.39835754716895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7908371074822" calcext:value-type="float">
            <text:p>2.07908371074822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7908371074822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.94730787780551E-018" calcext:value-type="float">
            <text:p>2.94730787780551E-018</text:p>
          </table:table-cell>
          <table:table-cell/>
          <table:table-cell table:style-name="ce3" office:value-type="float" office:value="2.94731017195702E-018" calcext:value-type="float">
            <text:p>2.94731017195702E-018</text:p>
          </table:table-cell>
          <table:table-cell/>
          <table:table-cell table:style-name="ce3" office:value-type="float" office:value="0.99999922161178" calcext:value-type="float">
            <text:p>0.9999992216</text:p>
          </table:table-cell>
          <table:table-cell table:style-name="ce3" office:value-type="float" office:value="-2.29415151840169E-024" calcext:value-type="float">
            <text:p>-2.29415151840169E-02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.94731017195702E-018" calcext:value-type="float">
            <text:p>2.94731017195702E-01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.94731017195702E-018" calcext:value-type="float">
            <text:p>-2.95E-01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8.0006691981474E-019" calcext:value-type="float">
            <text:p>8.0006691981474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8.0006691981474E-019" calcext:value-type="float">
            <text:p>-8.0006691981474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8.0006691981474E-019" calcext:value-type="float">
            <text:p>8.0006691981474E-01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8.0006691981474E-019" calcext:value-type="float">
            <text:p>-8.00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4736561435381E-017" calcext:value-type="float">
            <text:p>1.4736561435381E-017</text:p>
          </table:table-cell>
          <table:table-cell/>
          <table:table-cell table:style-name="ce3" office:value-type="float" office:value="0.999998503968949" calcext:value-type="float">
            <text:p>0.999998504</text:p>
          </table:table-cell>
          <table:table-cell table:style-name="ce3" office:value-type="float" office:value="-2.20463534930285E-023" calcext:value-type="float">
            <text:p>-2.20463534930285E-02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4736561435381E-017" calcext:value-type="float">
            <text:p>1.4736561435381E-017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4736561435381E-017" calcext:value-type="float">
            <text:p>-1.47E-01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8.67361737988404E-019" calcext:value-type="float">
            <text:p>-8.67361737988404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7908371074822" calcext:value-type="float">
            <text:p>2.07908371074822E-013</text:p>
          </table:table-cell>
          <table:table-cell/>
          <table:table-cell table:style-name="ce4" table:formula="of:=[.F33]" office:value-type="float" office:value="0.000000000000207908240568892" calcext:value-type="float">
            <text:p>2.07908240568892E-013</text:p>
          </table:table-cell>
          <table:table-cell/>
          <table:table-cell table:formula="of:=[.M57]/[.O57]" office:value-type="float" office:value="1.00000062770927" calcext:value-type="float">
            <text:p>1.0000006277</text:p>
          </table:table-cell>
          <table:table-cell table:formula="of:=[.M57]-[.O57]" office:value-type="float" office:value="1.30505930036411E-019" calcext:value-type="float">
            <text:p>1.31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.94731017195702E-018" calcext:value-type="float">
            <text:p>2.94731017195702E-018</text:p>
          </table:table-cell>
          <table:table-cell/>
          <table:table-cell table:style-name="ce4" table:formula="of:=[.F34]" office:value-type="float" office:value="2.94731169931429E-018" calcext:value-type="float">
            <text:p>2.94731169931429E-018</text:p>
          </table:table-cell>
          <table:table-cell/>
          <table:table-cell table:formula="of:=[.M58]/[.O58]" office:value-type="float" office:value="0.999999481779524" calcext:value-type="float">
            <text:p>0.9999994818</text:p>
          </table:table-cell>
          <table:table-cell table:formula="of:=[.M58]-[.O58]" office:value-type="float" office:value="-1.52735727021545E-024" calcext:value-type="float">
            <text:p>-1.53E-02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8.0006691981474E-019" calcext:value-type="float">
            <text:p>8.0006691981474E-019</text:p>
          </table:table-cell>
          <table:table-cell/>
          <table:table-cell table:style-name="ce4" table:formula="of:=[.F36]" office:value-type="float" office:value="-4.65336004957177E-019" calcext:value-type="float">
            <text:p>-4.65336004957177E-019</text:p>
          </table:table-cell>
          <table:table-cell/>
          <table:table-cell table:formula="of:=[.M60]/[.O60]" office:value-type="float" office:value="-1.71933164700713" calcext:value-type="float">
            <text:p>-1.719331647</text:p>
          </table:table-cell>
          <table:table-cell table:formula="of:=[.M60]-[.O60]" office:value-type="float" office:value="1.26540292477192E-018" calcext:value-type="float">
            <text:p>1.27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4736561435381E-017" calcext:value-type="float">
            <text:p>1.4736561435381E-017</text:p>
          </table:table-cell>
          <table:table-cell/>
          <table:table-cell table:style-name="ce4" table:formula="of:=[.F37]" office:value-type="float" office:value="1.47366003685616E-017" calcext:value-type="float">
            <text:p>1.47366003685616E-017</text:p>
          </table:table-cell>
          <table:table-cell/>
          <table:table-cell table:formula="of:=[.M61]/[.O61]" office:value-type="float" office:value="0.999997358062265" calcext:value-type="float">
            <text:p>0.9999973581</text:p>
          </table:table-cell>
          <table:table-cell table:formula="of:=[.M61]-[.O61]" office:value-type="float" office:value="-3.89331805980454E-023" calcext:value-type="float">
            <text:p>-3.89E-02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7908371074822" calcext:value-type="float">
            <text:p>2.07908371074822E-013</text:p>
          </table:table-cell>
          <table:table-cell/>
          <table:table-cell table:style-name="ce4" table:formula="of:=[.F21]" office:value-type="float" office:value="0.000000000000207908392805567" calcext:value-type="float">
            <text:p>2.07908392805567E-013</text:p>
          </table:table-cell>
          <table:table-cell/>
          <table:table-cell table:formula="of:=[.M69]/[.O69]" office:value-type="float" office:value="0.999999895479232" calcext:value-type="float">
            <text:p>0.9999998955</text:p>
          </table:table-cell>
          <table:table-cell table:formula="of:=[.M69]-[.O69]" office:value-type="float" office:value="-2.17307449695053E-020" calcext:value-type="float">
            <text:p>-2.17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.94731017195702E-018" calcext:value-type="float">
            <text:p>2.94731017195702E-018</text:p>
          </table:table-cell>
          <table:table-cell/>
          <table:table-cell table:style-name="ce4" table:formula="of:=[.F22]" office:value-type="float" office:value="2.94730797019261E-018" calcext:value-type="float">
            <text:p>2.94730797019261E-018</text:p>
          </table:table-cell>
          <table:table-cell/>
          <table:table-cell table:formula="of:=[.M70]/[.O70]" office:value-type="float" office:value="1.00000074704253" calcext:value-type="float">
            <text:p>1.000000747</text:p>
          </table:table-cell>
          <table:table-cell table:formula="of:=[.M70]-[.O70]" office:value-type="float" office:value="2.2017644097541E-024" calcext:value-type="float">
            <text:p>2.20E-02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8.0006691981474E-019" calcext:value-type="float">
            <text:p>8.0006691981474E-019</text:p>
          </table:table-cell>
          <table:table-cell/>
          <table:table-cell table:style-name="ce4" table:formula="of:=[.F24]" office:value-type="float" office:value="1.1718708519023E-018" calcext:value-type="float">
            <text:p>1.1718708519023E-018</text:p>
          </table:table-cell>
          <table:table-cell/>
          <table:table-cell table:formula="of:=[.M72]/[.O72]" office:value-type="float" office:value="0.682726188227986" calcext:value-type="float">
            <text:p>0.6827261882</text:p>
          </table:table-cell>
          <table:table-cell table:formula="of:=[.M72]-[.O72]" office:value-type="float" office:value="-3.7180393208756E-019" calcext:value-type="float">
            <text:p>-3.72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4736561435381E-017" calcext:value-type="float">
            <text:p>1.4736561435381E-017</text:p>
          </table:table-cell>
          <table:table-cell/>
          <table:table-cell table:style-name="ce4" table:formula="of:=[.F25]" office:value-type="float" office:value="1.4736542049218E-017" calcext:value-type="float">
            <text:p>1.4736542049218E-017</text:p>
          </table:table-cell>
          <table:table-cell/>
          <table:table-cell table:formula="of:=[.M73]/[.O73]" office:value-type="float" office:value="1.00000131551642" calcext:value-type="float">
            <text:p>1.0000013155</text:p>
          </table:table-cell>
          <table:table-cell table:formula="of:=[.M73]-[.O73]" office:value-type="float" office:value="1.93861630007811E-023" calcext:value-type="float">
            <text:p>1.94E-02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306861824286" calcext:value-type="float">
            <text:p>2.2306861824286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2306861824286" calcext:value-type="float">
            <text:p>-2.23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.13471353295512E-015" calcext:value-type="float">
            <text:p>1.13471353295512E-015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.13471353295512E-015" calcext:value-type="float">
            <text:p>1.13471353295512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12294263757591E-015" calcext:value-type="float">
            <text:p>1.12294263757591E-0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.12294263757591E-015" calcext:value-type="float">
            <text:p>-1.12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823" calcext:value-type="float">
            <text:p>3483.03808524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8100676" calcext:value-type="float">
            <text:p>3483.038081006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8100676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4.17363557308149E-016" calcext:value-type="float">
            <text:p>4.17363557308149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4.17363557308149E-016" calcext:value-type="float">
            <text:p>-4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47365393890275E-017" calcext:value-type="float">
            <text:p>1.47365393890275E-017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47365393890275E-017" calcext:value-type="float">
            <text:p>1.47365393890275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43996126870897E-017" calcext:value-type="float">
            <text:p>1.43996126870897E-0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43996126870897E-017" calcext:value-type="float">
            <text:p>-1.44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5996279" calcext:value-type="float">
            <text:p>2.6302017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182963013" calcext:value-type="float">
            <text:p>2.630201829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182963013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306861824286" calcext:value-type="float">
            <text:p>2.2306861824286E-013</text:p>
          </table:table-cell>
          <table:table-cell/>
          <table:table-cell table:style-name="ce3" office:value-type="float" office:value="0.932037364686105" calcext:value-type="float">
            <text:p>0.9320373647</text:p>
          </table:table-cell>
          <table:table-cell table:style-name="ce3" office:value-type="float" office:value="-0.0000000000000151603311516139" calcext:value-type="float">
            <text:p>-1.51603311516139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13700045014631" calcext:value-type="float">
            <text:p>2.13700045014631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13700045014631" calcext:value-type="float">
            <text:p>-2.14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2294263757591E-015" calcext:value-type="float">
            <text:p>1.12294263757591E-015</text:p>
          </table:table-cell>
          <table:table-cell/>
          <table:table-cell table:style-name="ce3" office:value-type="float" office:value="1.0104821875894" calcext:value-type="float">
            <text:p>1.0104821876</text:p>
          </table:table-cell>
          <table:table-cell table:style-name="ce3" office:value-type="float" office:value="1.17708953792096E-017" calcext:value-type="float">
            <text:p>1.17708953792096E-0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.0000000000000140499789852881" calcext:value-type="float">
            <text:p>1.40499789852881E-01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0.0000000000000140499789852881" calcext:value-type="float">
            <text:p>-1.4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100676" calcext:value-type="float">
            <text:p>3483.0380810068</text:p>
          </table:table-cell>
          <table:table-cell/>
          <table:table-cell table:style-name="ce3" office:value-type="float" office:value="1.00000000121775" calcext:value-type="float">
            <text:p>1.0000000012</text:p>
          </table:table-cell>
          <table:table-cell table:style-name="ce3" office:value-type="float" office:value="0.00000424147356170579" calcext:value-type="float">
            <text:p>4.24147356170579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930448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4.17363557308149E-016" calcext:value-type="float">
            <text:p>4.17363557308149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4.17363557308149E-016" calcext:value-type="float">
            <text:p>-4.1736355730814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86677537540548E-016" calcext:value-type="float">
            <text:p>2.86677537540548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2.86677537540548E-016" calcext:value-type="float">
            <text:p>-2.8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43996126870897E-017" calcext:value-type="float">
            <text:p>1.43996126870897E-017</text:p>
          </table:table-cell>
          <table:table-cell/>
          <table:table-cell table:style-name="ce3" office:value-type="float" office:value="1.02339831697278" calcext:value-type="float">
            <text:p>1.023398317</text:p>
          </table:table-cell>
          <table:table-cell table:style-name="ce3" office:value-type="float" office:value="3.36926701937819E-019" calcext:value-type="float">
            <text:p>3.36926701937819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3.99179514664195E-016" calcext:value-type="float">
            <text:p>3.99179514664195E-01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3.99179514664195E-016" calcext:value-type="float">
            <text:p>-3.9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82963013" calcext:value-type="float">
            <text:p>2.6302018296</text:p>
          </table:table-cell>
          <table:table-cell/>
          <table:table-cell table:style-name="ce3" office:value-type="float" office:value="0.999999973512549" calcext:value-type="float">
            <text:p>0.9999999735</text:p>
          </table:table-cell>
          <table:table-cell table:style-name="ce3" office:value-type="float" office:value="-0.0000000696673430056194" calcext:value-type="float">
            <text:p>-6.96673430056194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63234477" calcext:value-type="float">
            <text:p>2.630201632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63234477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13700045014631" calcext:value-type="float">
            <text:p>2.13700045014631E-013</text:p>
          </table:table-cell>
          <table:table-cell/>
          <table:table-cell table:style-name="ce3" office:value-type="float" office:value="0.972897722492344" calcext:value-type="float">
            <text:p>0.9728977225</text:p>
          </table:table-cell>
          <table:table-cell table:style-name="ce3" office:value-type="float" office:value="-5.79175792338506E-015" calcext:value-type="float">
            <text:p>-5.79175792338506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13700045014631" calcext:value-type="float">
            <text:p>2.13700045014631E-013</text:p>
          </table:table-cell>
          <table:table-cell/>
          <table:table-cell table:style-name="ce4" table:formula="of:=[.F21]" office:value-type="float" office:value="0.00000000000022306861824286" calcext:value-type="float">
            <text:p>2.2306861824286E-013</text:p>
          </table:table-cell>
          <table:table-cell/>
          <table:table-cell table:formula="of:=[.M33]/[.O33]" office:value-type="float" office:value="0.958001384049328" calcext:value-type="float">
            <text:p>0.958001384</text:p>
          </table:table-cell>
          <table:table-cell table:formula="of:=[.M33]-[.O33]" office:value-type="float" office:value="-9.36857322822901E-015" calcext:value-type="float">
            <text:p>-9.3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0.0000000000000140499789852881" calcext:value-type="float">
            <text:p>1.40499789852881E-014</text:p>
          </table:table-cell>
          <table:table-cell/>
          <table:table-cell table:style-name="ce3" office:value-type="float" office:value="0.0807626498333766" calcext:value-type="float">
            <text:p>0.0807626498</text:p>
          </table:table-cell>
          <table:table-cell table:style-name="ce3" office:value-type="float" office:value="-0.0000000000000129152654523329" calcext:value-type="float">
            <text:p>-1.29152654523329E-01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000000000000140499789852881" calcext:value-type="float">
            <text:p>1.40499789852881E-014</text:p>
          </table:table-cell>
          <table:table-cell/>
          <table:table-cell table:style-name="ce4" table:formula="of:=[.F22]" office:value-type="float" office:value="1.12294263757591E-015" calcext:value-type="float">
            <text:p>1.12294263757591E-015</text:p>
          </table:table-cell>
          <table:table-cell/>
          <table:table-cell table:formula="of:=[.M34]/[.O34]" office:value-type="float" office:value="12.5117512819869" calcext:value-type="float">
            <text:p>12.511751282</text:p>
          </table:table-cell>
          <table:table-cell table:formula="of:=[.M34]-[.O34]" office:value-type="float" office:value="0.0000000000000129270363477122" calcext:value-type="float">
            <text:p>1.2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04487" calcext:value-type="float">
            <text:p>3483.0380930449</text:p>
          </table:table-cell>
          <table:table-cell/>
          <table:table-cell table:style-name="ce3" office:value-type="float" office:value="0.999999997761541" calcext:value-type="float">
            <text:p>0.9999999978</text:p>
          </table:table-cell>
          <table:table-cell table:style-name="ce3" office:value-type="float" office:value="-0.00000779663923822227" calcext:value-type="float">
            <text:p>-7.7966392382222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style-name="ce4" table:formula="of:=[.F23]" office:value-type="float" office:value="3483.03808100676" calcext:value-type="float">
            <text:p>3483.0380810068</text:p>
          </table:table-cell>
          <table:table-cell/>
          <table:table-cell table:formula="of:=[.M35]/[.O35]" office:value-type="float" office:value="1.00000000345621" calcext:value-type="float">
            <text:p>1.0000000035</text:p>
          </table:table-cell>
          <table:table-cell table:formula="of:=[.M35]-[.O35]" office:value-type="float" office:value="0.000012038110071444" calcext:value-type="float">
            <text:p>1.2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2.86677537540548E-016" calcext:value-type="float">
            <text:p>2.86677537540548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2.86677537540548E-016" calcext:value-type="float">
            <text:p>-2.8667753754054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86677537540548E-016" calcext:value-type="float">
            <text:p>2.86677537540548E-016</text:p>
          </table:table-cell>
          <table:table-cell/>
          <table:table-cell table:style-name="ce4" table:formula="of:=[.F24]" office:value-type="float" office:value="4.17363557308149E-016" calcext:value-type="float">
            <text:p>4.17363557308149E-016</text:p>
          </table:table-cell>
          <table:table-cell/>
          <table:table-cell table:formula="of:=[.M36]/[.O36]" office:value-type="float" office:value="0.686877262091399" calcext:value-type="float">
            <text:p>0.6868772621</text:p>
          </table:table-cell>
          <table:table-cell table:formula="of:=[.M36]-[.O36]" office:value-type="float" office:value="-1.30686019767601E-016" calcext:value-type="float">
            <text:p>-1.3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3.99179514664195E-016" calcext:value-type="float">
            <text:p>3.99179514664195E-016</text:p>
          </table:table-cell>
          <table:table-cell/>
          <table:table-cell table:style-name="ce3" office:value-type="float" office:value="0.0369170732657072" calcext:value-type="float">
            <text:p>0.0369170733</text:p>
          </table:table-cell>
          <table:table-cell table:style-name="ce3" office:value-type="float" office:value="-3.84442975275168E-016" calcext:value-type="float">
            <text:p>-3.84442975275168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3.99179514664195E-016" calcext:value-type="float">
            <text:p>3.99179514664195E-016</text:p>
          </table:table-cell>
          <table:table-cell/>
          <table:table-cell table:style-name="ce4" table:formula="of:=[.F25]" office:value-type="float" office:value="1.43996126870897E-017" calcext:value-type="float">
            <text:p>1.43996126870897E-017</text:p>
          </table:table-cell>
          <table:table-cell/>
          <table:table-cell table:formula="of:=[.M37]/[.O37]" office:value-type="float" office:value="27.7215452483724" calcext:value-type="float">
            <text:p>27.7215452484</text:p>
          </table:table-cell>
          <table:table-cell table:formula="of:=[.M37]-[.O37]" office:value-type="float" office:value="3.84779901977105E-016" calcext:value-type="float">
            <text:p>3.85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3234477" calcext:value-type="float">
            <text:p>2.6302016323</text:p>
          </table:table-cell>
          <table:table-cell/>
          <table:table-cell table:style-name="ce3" office:value-type="float" office:value="1.00000004852024" calcext:value-type="float">
            <text:p>1.0000000485</text:p>
          </table:table-cell>
          <table:table-cell table:style-name="ce3" office:value-type="float" office:value="0.000000127618011713793" calcext:value-type="float">
            <text:p>1.27618011713793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63234477" calcext:value-type="float">
            <text:p>2.6302016323</text:p>
          </table:table-cell>
          <table:table-cell/>
          <table:table-cell table:style-name="ce4" table:formula="of:=[.F26]" office:value-type="float" office:value="2.63020182963013" calcext:value-type="float">
            <text:p>2.6302018296</text:p>
          </table:table-cell>
          <table:table-cell/>
          <table:table-cell table:formula="of:=[.M38]/[.O38]" office:value-type="float" office:value="0.999999924992311" calcext:value-type="float">
            <text:p>0.999999925</text:p>
          </table:table-cell>
          <table:table-cell table:formula="of:=[.M38]-[.O38]" office:value-type="float" office:value="-0.000000197285360048483" calcext:value-type="float">
            <text:p>-1.9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1888124380414" calcext:value-type="float">
            <text:p>2.01888124380414E-013</text:p>
          </table:table-cell>
          <table:table-cell/>
          <table:table-cell table:style-name="ce3" office:value-type="float" office:value="1.02981930080983" calcext:value-type="float">
            <text:p>1.0298193008</text:p>
          </table:table-cell>
          <table:table-cell table:style-name="ce3" office:value-type="float" office:value="6.02016271083198E-015" calcext:value-type="float">
            <text:p>6.02016271083198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1888124380414" calcext:value-type="float">
            <text:p>2.01888124380414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1888124380414" calcext:value-type="float">
            <text:p>-2.02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3.48464600305752E-015" calcext:value-type="float">
            <text:p>3.48464600305752E-015</text:p>
          </table:table-cell>
          <table:table-cell/>
          <table:table-cell table:style-name="ce3" office:value-type="float" office:value="0.325632368957849" calcext:value-type="float">
            <text:p>0.325632369</text:p>
          </table:table-cell>
          <table:table-cell table:style-name="ce3" office:value-type="float" office:value="-2.3499324701024E-015" calcext:value-type="float">
            <text:p>-2.349932470102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.48464600305752E-015" calcext:value-type="float">
            <text:p>3.48464600305752E-01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.48464600305752E-015" calcext:value-type="float">
            <text:p>-3.4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305" calcext:value-type="float">
            <text:p>3483.0380852531</text:p>
          </table:table-cell>
          <table:table-cell/>
          <table:table-cell table:style-name="ce3" office:value-type="float" office:value="0.999999999998618" calcext:value-type="float">
            <text:p>1</text:p>
          </table:table-cell>
          <table:table-cell table:style-name="ce3" office:value-type="float" office:value="-0.000000004814410203835" calcext:value-type="float">
            <text:p>-4.814410203835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5305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8.55268525257385E-017" calcext:value-type="float">
            <text:p>-8.55268525257385E-017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8.55268525257385E-017" calcext:value-type="float">
            <text:p>8.55268525257385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8.55268525257385E-017" calcext:value-type="float">
            <text:p>-8.55268525257385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8.55268525257385E-017" calcext:value-type="float">
            <text:p>8.5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8.75502539236464E-017" calcext:value-type="float">
            <text:p>8.75502539236464E-017</text:p>
          </table:table-cell>
          <table:table-cell/>
          <table:table-cell table:style-name="ce3" office:value-type="float" office:value="0.168320921169223" calcext:value-type="float">
            <text:p>0.1683209212</text:p>
          </table:table-cell>
          <table:table-cell table:style-name="ce3" office:value-type="float" office:value="-7.28137145346189E-017" calcext:value-type="float">
            <text:p>-7.28137145346189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8.75502539236464E-017" calcext:value-type="float">
            <text:p>8.75502539236464E-017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8.75502539236464E-017" calcext:value-type="float">
            <text:p>-8.7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04028" calcext:value-type="float">
            <text:p>2.63020176</text:p>
          </table:table-cell>
          <table:table-cell/>
          <table:table-cell table:style-name="ce3" office:value-type="float" office:value="0.999999999970538" calcext:value-type="float">
            <text:p>1</text:p>
          </table:table-cell>
          <table:table-cell table:style-name="ce3" office:value-type="float" office:value="-0.0000000000774909025835768" calcext:value-type="float">
            <text:p>-7.74909025835768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0402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1888124380414" calcext:value-type="float">
            <text:p>2.01888124380414E-013</text:p>
          </table:table-cell>
          <table:table-cell/>
          <table:table-cell table:style-name="ce4" table:formula="of:=[.F33]" office:value-type="float" office:value="0.000000000000213700045014631" calcext:value-type="float">
            <text:p>2.13700045014631E-013</text:p>
          </table:table-cell>
          <table:table-cell/>
          <table:table-cell table:formula="of:=[.M57]/[.O57]" office:value-type="float" office:value="0.944726634786585" calcext:value-type="float">
            <text:p>0.9447266348</text:p>
          </table:table-cell>
          <table:table-cell table:formula="of:=[.M57]-[.O57]" office:value-type="float" office:value="-0.000000000000011811920634217" calcext:value-type="float">
            <text:p>-1.18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48464600305752E-015" calcext:value-type="float">
            <text:p>3.48464600305752E-015</text:p>
          </table:table-cell>
          <table:table-cell/>
          <table:table-cell table:style-name="ce4" table:formula="of:=[.F34]" office:value-type="float" office:value="0.0000000000000140499789852881" calcext:value-type="float">
            <text:p>1.40499789852881E-014</text:p>
          </table:table-cell>
          <table:table-cell/>
          <table:table-cell table:formula="of:=[.M58]/[.O58]" office:value-type="float" office:value="0.248017880076998" calcext:value-type="float">
            <text:p>0.2480178801</text:p>
          </table:table-cell>
          <table:table-cell table:formula="of:=[.M58]-[.O58]" office:value-type="float" office:value="-0.0000000000000105653329822306" calcext:value-type="float">
            <text:p>-1.06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59]/[.O59]" office:value-type="float" office:value="0.999999997762924" calcext:value-type="float">
            <text:p>0.9999999978</text:p>
          </table:table-cell>
          <table:table-cell table:formula="of:=[.M59]-[.O59]" office:value-type="float" office:value="-0.00000779181982579757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8.55268525257385E-017" calcext:value-type="float">
            <text:p>-8.55268525257385E-017</text:p>
          </table:table-cell>
          <table:table-cell/>
          <table:table-cell table:style-name="ce4" table:formula="of:=[.F36]" office:value-type="float" office:value="2.86677537540548E-016" calcext:value-type="float">
            <text:p>2.86677537540548E-016</text:p>
          </table:table-cell>
          <table:table-cell/>
          <table:table-cell table:formula="of:=[.M60]/[.O60]" office:value-type="float" office:value="-0.298338172078241" calcext:value-type="float">
            <text:p>-0.2983381721</text:p>
          </table:table-cell>
          <table:table-cell table:formula="of:=[.M60]-[.O60]" office:value-type="float" office:value="-3.72204390066287E-016" calcext:value-type="float">
            <text:p>-3.7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8.75502539236464E-017" calcext:value-type="float">
            <text:p>8.75502539236464E-017</text:p>
          </table:table-cell>
          <table:table-cell/>
          <table:table-cell table:style-name="ce4" table:formula="of:=[.F37]" office:value-type="float" office:value="3.99179514664195E-016" calcext:value-type="float">
            <text:p>3.99179514664195E-016</text:p>
          </table:table-cell>
          <table:table-cell/>
          <table:table-cell table:formula="of:=[.M61]/[.O61]" office:value-type="float" office:value="0.219325518237821" calcext:value-type="float">
            <text:p>0.2193255182</text:p>
          </table:table-cell>
          <table:table-cell table:formula="of:=[.M61]-[.O61]" office:value-type="float" office:value="-3.11629260740549E-016" calcext:value-type="float">
            <text:p>-3.1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38]" office:value-type="float" office:value="2.63020163234477" calcext:value-type="float">
            <text:p>2.6302016323</text:p>
          </table:table-cell>
          <table:table-cell/>
          <table:table-cell table:formula="of:=[.M62]/[.O62]" office:value-type="float" office:value="1.0000000485497" calcext:value-type="float">
            <text:p>1.0000000485</text:p>
          </table:table-cell>
          <table:table-cell table:formula="of:=[.M62]-[.O62]" office:value-type="float" office:value="0.000000127695510165893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1888124380414" calcext:value-type="float">
            <text:p>2.01888124380414E-013</text:p>
          </table:table-cell>
          <table:table-cell/>
          <table:table-cell table:style-name="ce4" table:formula="of:=[.F21]" office:value-type="float" office:value="0.00000000000022306861824286" calcext:value-type="float">
            <text:p>2.2306861824286E-013</text:p>
          </table:table-cell>
          <table:table-cell/>
          <table:table-cell table:formula="of:=[.M69]/[.O69]" office:value-type="float" office:value="0.905049423673812" calcext:value-type="float">
            <text:p>0.9050494237</text:p>
          </table:table-cell>
          <table:table-cell table:formula="of:=[.M69]-[.O69]" office:value-type="float" office:value="-0.000000000000021180493862446" calcext:value-type="float">
            <text:p>-2.1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48464600305752E-015" calcext:value-type="float">
            <text:p>3.48464600305752E-015</text:p>
          </table:table-cell>
          <table:table-cell/>
          <table:table-cell table:style-name="ce4" table:formula="of:=[.F22]" office:value-type="float" office:value="1.12294263757591E-015" calcext:value-type="float">
            <text:p>1.12294263757591E-015</text:p>
          </table:table-cell>
          <table:table-cell/>
          <table:table-cell table:formula="of:=[.M70]/[.O70]" office:value-type="float" office:value="3.10313802900904" calcext:value-type="float">
            <text:p>3.103138029</text:p>
          </table:table-cell>
          <table:table-cell table:formula="of:=[.M70]-[.O70]" office:value-type="float" office:value="2.36170336548161E-015" calcext:value-type="float">
            <text:p>2.3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23]" office:value-type="float" office:value="3483.03808100676" calcext:value-type="float">
            <text:p>3483.0380810068</text:p>
          </table:table-cell>
          <table:table-cell/>
          <table:table-cell table:formula="of:=[.M71]/[.O71]" office:value-type="float" office:value="1.00000000121913" calcext:value-type="float">
            <text:p>1.0000000012</text:p>
          </table:table-cell>
          <table:table-cell table:formula="of:=[.M71]-[.O71]" office:value-type="float" office:value="0.00000424629024564638" calcext:value-type="float">
            <text:p>4.2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8.55268525257385E-017" calcext:value-type="float">
            <text:p>-8.55268525257385E-017</text:p>
          </table:table-cell>
          <table:table-cell/>
          <table:table-cell table:style-name="ce4" table:formula="of:=[.F24]" office:value-type="float" office:value="4.17363557308149E-016" calcext:value-type="float">
            <text:p>4.17363557308149E-016</text:p>
          </table:table-cell>
          <table:table-cell/>
          <table:table-cell table:formula="of:=[.M72]/[.O72]" office:value-type="float" office:value="-0.204921706814455" calcext:value-type="float">
            <text:p>-0.2049217068</text:p>
          </table:table-cell>
          <table:table-cell table:formula="of:=[.M72]-[.O72]" office:value-type="float" office:value="-5.02890409833887E-016" calcext:value-type="float">
            <text:p>-5.03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8.75502539236464E-017" calcext:value-type="float">
            <text:p>8.75502539236464E-017</text:p>
          </table:table-cell>
          <table:table-cell/>
          <table:table-cell table:style-name="ce4" table:formula="of:=[.F25]" office:value-type="float" office:value="1.43996126870897E-017" calcext:value-type="float">
            <text:p>1.43996126870897E-017</text:p>
          </table:table-cell>
          <table:table-cell/>
          <table:table-cell table:formula="of:=[.M73]/[.O73]" office:value-type="float" office:value="6.08004227795249" calcext:value-type="float">
            <text:p>6.080042278</text:p>
          </table:table-cell>
          <table:table-cell table:formula="of:=[.M73]-[.O73]" office:value-type="float" office:value="7.31506412365567E-017" calcext:value-type="float">
            <text:p>7.3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26]" office:value-type="float" office:value="2.63020182963013" calcext:value-type="float">
            <text:p>2.6302018296</text:p>
          </table:table-cell>
          <table:table-cell/>
          <table:table-cell table:formula="of:=[.M74]/[.O74]" office:value-type="float" office:value="0.999999973542011" calcext:value-type="float">
            <text:p>0.9999999735</text:p>
          </table:table-cell>
          <table:table-cell table:formula="of:=[.M74]-[.O74]" office:value-type="float" office:value="-0.0000000695898498825898" calcext:value-type="float">
            <text:p>-6.9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1720657019219" calcext:value-type="float">
            <text:p>2.21720657019219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21720657019219" calcext:value-type="float">
            <text:p>-2.22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.13471353295512E-015" calcext:value-type="float">
            <text:p>1.13471353295512E-015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.13471353295512E-015" calcext:value-type="float">
            <text:p>1.13471353295512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10634061703453E-015" calcext:value-type="float">
            <text:p>1.10634061703453E-0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.10634061703453E-015" calcext:value-type="float">
            <text:p>-1.11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89" calcext:value-type="float">
            <text:p>3483.0380852489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89" calcext:value-type="float">
            <text:p>3483.038085248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3268952" calcext:value-type="float">
            <text:p>3483.038032689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3268952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6.27668199630535E-016" calcext:value-type="float">
            <text:p>6.27668199630535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6.27668199630535E-016" calcext:value-type="float">
            <text:p>-6.28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47365393890275E-017" calcext:value-type="float">
            <text:p>1.47365393890275E-017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47365393890275E-017" calcext:value-type="float">
            <text:p>1.47365393890275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42149033460737E-017" calcext:value-type="float">
            <text:p>1.42149033460737E-0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42149033460737E-017" calcext:value-type="float">
            <text:p>-1.42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0988" calcext:value-type="float">
            <text:p>2.6302017601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600988" calcext:value-type="float">
            <text:p>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262147208" calcext:value-type="float">
            <text:p>2.630202621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262147208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1720657019219" calcext:value-type="float">
            <text:p>2.21720657019219E-013</text:p>
          </table:table-cell>
          <table:table-cell/>
          <table:table-cell table:style-name="ce3" office:value-type="float" office:value="0.937703729938094" calcext:value-type="float">
            <text:p>0.9377037299</text:p>
          </table:table-cell>
          <table:table-cell table:style-name="ce3" office:value-type="float" office:value="-0.0000000000000138123699279724" calcext:value-type="float">
            <text:p>-1.38123699279724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23231441423156" calcext:value-type="float">
            <text:p>2.23231441423156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23231441423156" calcext:value-type="float">
            <text:p>-2.23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0634061703453E-015" calcext:value-type="float">
            <text:p>1.10634061703453E-015</text:p>
          </table:table-cell>
          <table:table-cell/>
          <table:table-cell table:style-name="ce3" office:value-type="float" office:value="1.02564573286358" calcext:value-type="float">
            <text:p>1.0256457329</text:p>
          </table:table-cell>
          <table:table-cell table:style-name="ce3" office:value-type="float" office:value="2.83729159205934E-017" calcext:value-type="float">
            <text:p>2.83729159205934E-0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7.07749963350009E-015" calcext:value-type="float">
            <text:p>7.07749963350009E-01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7.07749963350009E-015" calcext:value-type="float">
            <text:p>-7.0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9" calcext:value-type="float">
            <text:p>3483.0380852489</text:p>
          </table:table-cell>
          <table:table-cell/>
          <table:table-cell table:style-name="ce3" office:value-type="float" office:value="3483.03803268952" calcext:value-type="float">
            <text:p>3483.0380326895</text:p>
          </table:table-cell>
          <table:table-cell/>
          <table:table-cell table:style-name="ce3" office:value-type="float" office:value="1.0000000150901" calcext:value-type="float">
            <text:p>1.0000000151</text:p>
          </table:table-cell>
          <table:table-cell table:style-name="ce3" office:value-type="float" office:value="0.0000525593791280698" calcext:value-type="float">
            <text:p>5.25593791280698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853892" calcext:value-type="float">
            <text:p>3483.038085389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85389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6.27668199630535E-016" calcext:value-type="float">
            <text:p>6.27668199630535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27668199630535E-016" calcext:value-type="float">
            <text:p>-6.2766819963053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6.00151123140289E-016" calcext:value-type="float">
            <text:p>6.00151123140289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6.00151123140289E-016" calcext:value-type="float">
            <text:p>-6.0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42149033460737E-017" calcext:value-type="float">
            <text:p>1.42149033460737E-017</text:p>
          </table:table-cell>
          <table:table-cell/>
          <table:table-cell table:style-name="ce3" office:value-type="float" office:value="1.03669641855833" calcext:value-type="float">
            <text:p>1.0366964186</text:p>
          </table:table-cell>
          <table:table-cell table:style-name="ce3" office:value-type="float" office:value="5.21636042953784E-019" calcext:value-type="float">
            <text:p>5.21636042953784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6369514478431E-016" calcext:value-type="float">
            <text:p>1.86369514478431E-01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6369514478431E-016" calcext:value-type="float">
            <text:p>-1.8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0988" calcext:value-type="float">
            <text:p>2.6302017601</text:p>
          </table:table-cell>
          <table:table-cell/>
          <table:table-cell table:style-name="ce3" office:value-type="float" office:value="2.63020262147208" calcext:value-type="float">
            <text:p>2.6302026215</text:p>
          </table:table-cell>
          <table:table-cell/>
          <table:table-cell table:style-name="ce3" office:value-type="float" office:value="0.999999672506874" calcext:value-type="float">
            <text:p>0.9999996725</text:p>
          </table:table-cell>
          <table:table-cell table:style-name="ce3" office:value-type="float" office:value="-0.000000861373279370525" calcext:value-type="float">
            <text:p>-8.61373279370525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75780908" calcext:value-type="float">
            <text:p>2.6302017578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7578090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3231441423156" calcext:value-type="float">
            <text:p>2.23231441423156E-013</text:p>
          </table:table-cell>
          <table:table-cell/>
          <table:table-cell table:style-name="ce3" office:value-type="float" office:value="0.931357544285782" calcext:value-type="float">
            <text:p>0.9313575443</text:p>
          </table:table-cell>
          <table:table-cell table:style-name="ce3" office:value-type="float" office:value="-0.0000000000000153231543319101" calcext:value-type="float">
            <text:p>-1.5323154331910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23231441423156" calcext:value-type="float">
            <text:p>2.23231441423156E-013</text:p>
          </table:table-cell>
          <table:table-cell/>
          <table:table-cell table:style-name="ce4" table:formula="of:=[.F21]" office:value-type="float" office:value="0.000000000000221720657019219" calcext:value-type="float">
            <text:p>2.21720657019219E-013</text:p>
          </table:table-cell>
          <table:table-cell/>
          <table:table-cell table:formula="of:=[.M33]/[.O33]" office:value-type="float" office:value="1.00681390910639" calcext:value-type="float">
            <text:p>1.0068139091</text:p>
          </table:table-cell>
          <table:table-cell table:formula="of:=[.M33]-[.O33]" office:value-type="float" office:value="1.51078440393699E-015" calcext:value-type="float">
            <text:p>1.51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7.07749963350009E-015" calcext:value-type="float">
            <text:p>7.07749963350009E-015</text:p>
          </table:table-cell>
          <table:table-cell/>
          <table:table-cell table:style-name="ce3" office:value-type="float" office:value="0.160326893919451" calcext:value-type="float">
            <text:p>0.1603268939</text:p>
          </table:table-cell>
          <table:table-cell table:style-name="ce3" office:value-type="float" office:value="-5.94278610054497E-015" calcext:value-type="float">
            <text:p>-5.94278610054497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7.07749963350009E-015" calcext:value-type="float">
            <text:p>7.07749963350009E-015</text:p>
          </table:table-cell>
          <table:table-cell/>
          <table:table-cell table:style-name="ce4" table:formula="of:=[.F22]" office:value-type="float" office:value="1.10634061703453E-015" calcext:value-type="float">
            <text:p>1.10634061703453E-015</text:p>
          </table:table-cell>
          <table:table-cell/>
          <table:table-cell table:formula="of:=[.M34]/[.O34]" office:value-type="float" office:value="6.39721576205965" calcext:value-type="float">
            <text:p>6.3972157621</text:p>
          </table:table-cell>
          <table:table-cell table:formula="of:=[.M34]-[.O34]" office:value-type="float" office:value="5.97115901646556E-015" calcext:value-type="float">
            <text:p>5.9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9" calcext:value-type="float">
            <text:p>3483.0380852489</text:p>
          </table:table-cell>
          <table:table-cell/>
          <table:table-cell table:style-name="ce3" office:value-type="float" office:value="3483.0380853892" calcext:value-type="float">
            <text:p>3483.0380853892</text:p>
          </table:table-cell>
          <table:table-cell/>
          <table:table-cell table:style-name="ce3" office:value-type="float" office:value="0.999999999959721" calcext:value-type="float">
            <text:p>1</text:p>
          </table:table-cell>
          <table:table-cell table:style-name="ce3" office:value-type="float" office:value="-0.000000140295014716685" calcext:value-type="float">
            <text:p>-1.4029501471668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3892" calcext:value-type="float">
            <text:p>3483.0380853892</text:p>
          </table:table-cell>
          <table:table-cell/>
          <table:table-cell table:style-name="ce4" table:formula="of:=[.F23]" office:value-type="float" office:value="3483.03803268952" calcext:value-type="float">
            <text:p>3483.0380326895</text:p>
          </table:table-cell>
          <table:table-cell/>
          <table:table-cell table:formula="of:=[.M35]/[.O35]" office:value-type="float" office:value="1.00000001513038" calcext:value-type="float">
            <text:p>1.0000000151</text:p>
          </table:table-cell>
          <table:table-cell table:formula="of:=[.M35]-[.O35]" office:value-type="float" office:value="0.0000526996800545021" calcext:value-type="float">
            <text:p>5.27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6.00151123140289E-016" calcext:value-type="float">
            <text:p>6.00151123140289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00151123140289E-016" calcext:value-type="float">
            <text:p>-6.0015112314028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6.00151123140289E-016" calcext:value-type="float">
            <text:p>6.00151123140289E-016</text:p>
          </table:table-cell>
          <table:table-cell/>
          <table:table-cell table:style-name="ce4" table:formula="of:=[.F24]" office:value-type="float" office:value="6.27668199630535E-016" calcext:value-type="float">
            <text:p>6.27668199630535E-016</text:p>
          </table:table-cell>
          <table:table-cell/>
          <table:table-cell table:formula="of:=[.M36]/[.O36]" office:value-type="float" office:value="0.956159836508455" calcext:value-type="float">
            <text:p>0.9561598365</text:p>
          </table:table-cell>
          <table:table-cell table:formula="of:=[.M36]-[.O36]" office:value-type="float" office:value="-2.75170764902461E-017" calcext:value-type="float">
            <text:p>-2.7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86369514478431E-016" calcext:value-type="float">
            <text:p>1.86369514478431E-016</text:p>
          </table:table-cell>
          <table:table-cell/>
          <table:table-cell table:style-name="ce3" office:value-type="float" office:value="0.0790716197886166" calcext:value-type="float">
            <text:p>0.0790716198</text:p>
          </table:table-cell>
          <table:table-cell table:style-name="ce3" office:value-type="float" office:value="-1.71632975089403E-016" calcext:value-type="float">
            <text:p>-1.71632975089403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6369514478431E-016" calcext:value-type="float">
            <text:p>1.86369514478431E-016</text:p>
          </table:table-cell>
          <table:table-cell/>
          <table:table-cell table:style-name="ce4" table:formula="of:=[.F25]" office:value-type="float" office:value="1.42149033460737E-017" calcext:value-type="float">
            <text:p>1.42149033460737E-017</text:p>
          </table:table-cell>
          <table:table-cell/>
          <table:table-cell table:formula="of:=[.M37]/[.O37]" office:value-type="float" office:value="13.110853443116" calcext:value-type="float">
            <text:p>13.1108534431</text:p>
          </table:table-cell>
          <table:table-cell table:formula="of:=[.M37]-[.O37]" office:value-type="float" office:value="1.72154611132357E-016" calcext:value-type="float">
            <text:p>1.7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0988" calcext:value-type="float">
            <text:p>2.6302017601</text:p>
          </table:table-cell>
          <table:table-cell/>
          <table:table-cell table:style-name="ce3" office:value-type="float" office:value="2.63020175780908" calcext:value-type="float">
            <text:p>2.6302017578</text:p>
          </table:table-cell>
          <table:table-cell/>
          <table:table-cell table:style-name="ce3" office:value-type="float" office:value="1.00000000087055" calcext:value-type="float">
            <text:p>1.0000000009</text:p>
          </table:table-cell>
          <table:table-cell table:style-name="ce3" office:value-type="float" office:value="0.00000000228972218963008" calcext:value-type="float">
            <text:p>2.2897221896300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5780908" calcext:value-type="float">
            <text:p>2.6302017578</text:p>
          </table:table-cell>
          <table:table-cell/>
          <table:table-cell table:style-name="ce4" table:formula="of:=[.F26]" office:value-type="float" office:value="2.63020262147208" calcext:value-type="float">
            <text:p>2.6302026215</text:p>
          </table:table-cell>
          <table:table-cell/>
          <table:table-cell table:formula="of:=[.M38]/[.O38]" office:value-type="float" office:value="0.999999671636325" calcext:value-type="float">
            <text:p>0.9999996716</text:p>
          </table:table-cell>
          <table:table-cell table:formula="of:=[.M38]-[.O38]" office:value-type="float" office:value="-0.000000863662999783799" calcext:value-type="float">
            <text:p>-8.6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3042224294118" calcext:value-type="float">
            <text:p>2.3042224294118E-013</text:p>
          </table:table-cell>
          <table:table-cell/>
          <table:table-cell table:style-name="ce3" office:value-type="float" office:value="0.902292610459133" calcext:value-type="float">
            <text:p>0.9022926105</text:p>
          </table:table-cell>
          <table:table-cell table:style-name="ce3" office:value-type="float" office:value="-0.0000000000000225139558499341" calcext:value-type="float">
            <text:p>-2.2513955849934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3042224294118" calcext:value-type="float">
            <text:p>2.3042224294118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3042224294118" calcext:value-type="float">
            <text:p>-2.3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5450373521058E-015" calcext:value-type="float">
            <text:p>1.15450373521058E-015</text:p>
          </table:table-cell>
          <table:table-cell/>
          <table:table-cell table:style-name="ce3" office:value-type="float" office:value="0.982858260521911" calcext:value-type="float">
            <text:p>0.9828582605</text:p>
          </table:table-cell>
          <table:table-cell table:style-name="ce3" office:value-type="float" office:value="-1.97902022554599E-017" calcext:value-type="float">
            <text:p>-1.97902022554599E-0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.15450373521058E-015" calcext:value-type="float">
            <text:p>1.15450373521058E-01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.15450373521058E-015" calcext:value-type="float">
            <text:p>-1.1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89" calcext:value-type="float">
            <text:p>3483.0380852489</text:p>
          </table:table-cell>
          <table:table-cell/>
          <table:table-cell table:style-name="ce3" office:value-type="float" office:value="3483.03808524907" calcext:value-type="float">
            <text:p>3483.0380852491</text:p>
          </table:table-cell>
          <table:table-cell/>
          <table:table-cell table:style-name="ce3" office:value-type="float" office:value="0.999999999999952" calcext:value-type="float">
            <text:p>1</text:p>
          </table:table-cell>
          <table:table-cell table:style-name="ce3" office:value-type="float" office:value="-0.000000000166892277775332" calcext:value-type="float">
            <text:p>-1.66892277775332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4907" calcext:value-type="float">
            <text:p>3483.038085249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490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7.06651089871064E-016" calcext:value-type="float">
            <text:p>7.06651089871064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7.06651089871064E-016" calcext:value-type="float">
            <text:p>-7.06651089871064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7.06651089871064E-016" calcext:value-type="float">
            <text:p>7.06651089871064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7.06651089871064E-016" calcext:value-type="float">
            <text:p>-7.0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51985309998527E-017" calcext:value-type="float">
            <text:p>1.51985309998527E-017</text:p>
          </table:table-cell>
          <table:table-cell/>
          <table:table-cell table:style-name="ce3" office:value-type="float" office:value="0.969602877355077" calcext:value-type="float">
            <text:p>0.9696028774</text:p>
          </table:table-cell>
          <table:table-cell table:style-name="ce3" office:value-type="float" office:value="-4.61991610825179E-019" calcext:value-type="float">
            <text:p>-4.61991610825179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51985309998527E-017" calcext:value-type="float">
            <text:p>1.51985309998527E-017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51985309998527E-017" calcext:value-type="float">
            <text:p>-1.52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0988" calcext:value-type="float">
            <text:p>2.6302017601</text:p>
          </table:table-cell>
          <table:table-cell/>
          <table:table-cell table:style-name="ce3" office:value-type="float" office:value="2.63020176010556" calcext:value-type="float">
            <text:p>2.6302017601</text:p>
          </table:table-cell>
          <table:table-cell/>
          <table:table-cell table:style-name="ce3" office:value-type="float" office:value="0.999999999997431" calcext:value-type="float">
            <text:p>1</text:p>
          </table:table-cell>
          <table:table-cell table:style-name="ce3" office:value-type="float" office:value="-0.00000000000675637323865885" calcext:value-type="float">
            <text:p>-6.7563732386588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10556" calcext:value-type="float">
            <text:p>2.63020176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10556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042224294118" calcext:value-type="float">
            <text:p>2.3042224294118E-013</text:p>
          </table:table-cell>
          <table:table-cell/>
          <table:table-cell table:style-name="ce4" table:formula="of:=[.F33]" office:value-type="float" office:value="0.000000000000223231441423156" calcext:value-type="float">
            <text:p>2.23231441423156E-013</text:p>
          </table:table-cell>
          <table:table-cell/>
          <table:table-cell table:formula="of:=[.M57]/[.O57]" office:value-type="float" office:value="1.0322123150403" calcext:value-type="float">
            <text:p>1.032212315</text:p>
          </table:table-cell>
          <table:table-cell table:formula="of:=[.M57]-[.O57]" office:value-type="float" office:value="7.19080151802402E-015" calcext:value-type="float">
            <text:p>7.19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5450373521058E-015" calcext:value-type="float">
            <text:p>1.15450373521058E-015</text:p>
          </table:table-cell>
          <table:table-cell/>
          <table:table-cell table:style-name="ce4" table:formula="of:=[.F34]" office:value-type="float" office:value="7.07749963350009E-015" calcext:value-type="float">
            <text:p>7.07749963350009E-015</text:p>
          </table:table-cell>
          <table:table-cell/>
          <table:table-cell table:formula="of:=[.M58]/[.O58]" office:value-type="float" office:value="0.163123107735102" calcext:value-type="float">
            <text:p>0.1631231077</text:p>
          </table:table-cell>
          <table:table-cell table:formula="of:=[.M58]-[.O58]" office:value-type="float" office:value="-5.92299589828951E-015" calcext:value-type="float">
            <text:p>-5.9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7" calcext:value-type="float">
            <text:p>3483.0380852491</text:p>
          </table:table-cell>
          <table:table-cell/>
          <table:table-cell table:style-name="ce4" table:formula="of:=[.F35]" office:value-type="float" office:value="3483.0380853892" calcext:value-type="float">
            <text:p>3483.0380853892</text:p>
          </table:table-cell>
          <table:table-cell/>
          <table:table-cell table:formula="of:=[.M59]/[.O59]" office:value-type="float" office:value="0.999999999959768" calcext:value-type="float">
            <text:p>1</text:p>
          </table:table-cell>
          <table:table-cell table:formula="of:=[.M59]-[.O59]" office:value-type="float" office:value="-0.000000140130396175664" calcext:value-type="float">
            <text:p>-1.4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7.06651089871064E-016" calcext:value-type="float">
            <text:p>7.06651089871064E-016</text:p>
          </table:table-cell>
          <table:table-cell/>
          <table:table-cell table:style-name="ce4" table:formula="of:=[.F36]" office:value-type="float" office:value="6.00151123140289E-016" calcext:value-type="float">
            <text:p>6.00151123140289E-016</text:p>
          </table:table-cell>
          <table:table-cell/>
          <table:table-cell table:formula="of:=[.M60]/[.O60]" office:value-type="float" office:value="1.17745524856059" calcext:value-type="float">
            <text:p>1.1774552486</text:p>
          </table:table-cell>
          <table:table-cell table:formula="of:=[.M60]-[.O60]" office:value-type="float" office:value="1.06499966730775E-016" calcext:value-type="float">
            <text:p>1.06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1985309998527E-017" calcext:value-type="float">
            <text:p>1.51985309998527E-017</text:p>
          </table:table-cell>
          <table:table-cell/>
          <table:table-cell table:style-name="ce4" table:formula="of:=[.F37]" office:value-type="float" office:value="1.86369514478431E-016" calcext:value-type="float">
            <text:p>1.86369514478431E-016</text:p>
          </table:table-cell>
          <table:table-cell/>
          <table:table-cell table:formula="of:=[.M61]/[.O61]" office:value-type="float" office:value="0.0815505209764962" calcext:value-type="float">
            <text:p>0.081550521</text:p>
          </table:table-cell>
          <table:table-cell table:formula="of:=[.M61]-[.O61]" office:value-type="float" office:value="-1.71170983478578E-016" calcext:value-type="float">
            <text:p>-1.7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556" calcext:value-type="float">
            <text:p>2.6302017601</text:p>
          </table:table-cell>
          <table:table-cell/>
          <table:table-cell table:style-name="ce4" table:formula="of:=[.F38]" office:value-type="float" office:value="2.63020175780908" calcext:value-type="float">
            <text:p>2.6302017578</text:p>
          </table:table-cell>
          <table:table-cell/>
          <table:table-cell table:formula="of:=[.M62]/[.O62]" office:value-type="float" office:value="1.00000000087312" calcext:value-type="float">
            <text:p>1.0000000009</text:p>
          </table:table-cell>
          <table:table-cell table:formula="of:=[.M62]-[.O62]" office:value-type="float" office:value="0.00000000229647989513637" calcext:value-type="float">
            <text:p>2.3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042224294118" calcext:value-type="float">
            <text:p>2.3042224294118E-013</text:p>
          </table:table-cell>
          <table:table-cell/>
          <table:table-cell table:style-name="ce4" table:formula="of:=[.F21]" office:value-type="float" office:value="0.000000000000221720657019219" calcext:value-type="float">
            <text:p>2.21720657019219E-013</text:p>
          </table:table-cell>
          <table:table-cell/>
          <table:table-cell table:formula="of:=[.M69]/[.O69]" office:value-type="float" office:value="1.03924571593348" calcext:value-type="float">
            <text:p>1.0392457159</text:p>
          </table:table-cell>
          <table:table-cell table:formula="of:=[.M69]-[.O69]" office:value-type="float" office:value="8.70158592196101E-015" calcext:value-type="float">
            <text:p>8.7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5450373521058E-015" calcext:value-type="float">
            <text:p>1.15450373521058E-015</text:p>
          </table:table-cell>
          <table:table-cell/>
          <table:table-cell table:style-name="ce4" table:formula="of:=[.F22]" office:value-type="float" office:value="1.10634061703453E-015" calcext:value-type="float">
            <text:p>1.10634061703453E-015</text:p>
          </table:table-cell>
          <table:table-cell/>
          <table:table-cell table:formula="of:=[.M70]/[.O70]" office:value-type="float" office:value="1.04353371595915" calcext:value-type="float">
            <text:p>1.043533716</text:p>
          </table:table-cell>
          <table:table-cell table:formula="of:=[.M70]-[.O70]" office:value-type="float" office:value="4.81631181760501E-017" calcext:value-type="float">
            <text:p>4.8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7" calcext:value-type="float">
            <text:p>3483.0380852491</text:p>
          </table:table-cell>
          <table:table-cell/>
          <table:table-cell table:style-name="ce4" table:formula="of:=[.F23]" office:value-type="float" office:value="3483.03803268952" calcext:value-type="float">
            <text:p>3483.0380326895</text:p>
          </table:table-cell>
          <table:table-cell/>
          <table:table-cell table:formula="of:=[.M71]/[.O71]" office:value-type="float" office:value="1.00000001509015" calcext:value-type="float">
            <text:p>1.0000000151</text:p>
          </table:table-cell>
          <table:table-cell table:formula="of:=[.M71]-[.O71]" office:value-type="float" office:value="0.0000525595496583264" calcext:value-type="float">
            <text:p>5.26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7.06651089871064E-016" calcext:value-type="float">
            <text:p>7.06651089871064E-016</text:p>
          </table:table-cell>
          <table:table-cell/>
          <table:table-cell table:style-name="ce4" table:formula="of:=[.F24]" office:value-type="float" office:value="6.27668199630535E-016" calcext:value-type="float">
            <text:p>6.27668199630535E-016</text:p>
          </table:table-cell>
          <table:table-cell/>
          <table:table-cell table:formula="of:=[.M72]/[.O72]" office:value-type="float" office:value="1.12583541795971" calcext:value-type="float">
            <text:p>1.125835418</text:p>
          </table:table-cell>
          <table:table-cell table:formula="of:=[.M72]-[.O72]" office:value-type="float" office:value="7.89828902405289E-017" calcext:value-type="float">
            <text:p>7.90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1985309998527E-017" calcext:value-type="float">
            <text:p>1.51985309998527E-017</text:p>
          </table:table-cell>
          <table:table-cell/>
          <table:table-cell table:style-name="ce4" table:formula="of:=[.F25]" office:value-type="float" office:value="1.42149033460737E-017" calcext:value-type="float">
            <text:p>1.42149033460737E-017</text:p>
          </table:table-cell>
          <table:table-cell/>
          <table:table-cell table:formula="of:=[.M73]/[.O73]" office:value-type="float" office:value="1.0691969287326" calcext:value-type="float">
            <text:p>1.0691969287</text:p>
          </table:table-cell>
          <table:table-cell table:formula="of:=[.M73]-[.O73]" office:value-type="float" office:value="9.83627653779001E-019" calcext:value-type="float">
            <text:p>9.84E-0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556" calcext:value-type="float">
            <text:p>2.6302017601</text:p>
          </table:table-cell>
          <table:table-cell/>
          <table:table-cell table:style-name="ce4" table:formula="of:=[.F26]" office:value-type="float" office:value="2.63020262147208" calcext:value-type="float">
            <text:p>2.6302026215</text:p>
          </table:table-cell>
          <table:table-cell/>
          <table:table-cell table:formula="of:=[.M74]/[.O74]" office:value-type="float" office:value="0.999999672509444" calcext:value-type="float">
            <text:p>0.9999996725</text:p>
          </table:table-cell>
          <table:table-cell table:formula="of:=[.M74]-[.O74]" office:value-type="float" office:value="-0.000000861366519888662" calcext:value-type="float">
            <text:p>-8.6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34125155839704" calcext:value-type="float">
            <text:p>2.34125155839704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34125155839704" calcext:value-type="float">
            <text:p>-2.34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.13471353295512E-015" calcext:value-type="float">
            <text:p>1.13471353295512E-015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.13471353295512E-015" calcext:value-type="float">
            <text:p>1.13471353295512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12952870345744E-015" calcext:value-type="float">
            <text:p>1.12952870345744E-0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.12952870345744E-015" calcext:value-type="float">
            <text:p>-1.13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901" calcext:value-type="float">
            <text:p>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3137804" calcext:value-type="float">
            <text:p>3483.03803137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3137804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8.94193413873781E-016" calcext:value-type="float">
            <text:p>8.94193413873781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8.94193413873781E-016" calcext:value-type="float">
            <text:p>-8.94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47365393890275E-017" calcext:value-type="float">
            <text:p>1.47365393890275E-017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47365393890275E-017" calcext:value-type="float">
            <text:p>1.47365393890275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56910261736413E-017" calcext:value-type="float">
            <text:p>1.56910261736413E-0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56910261736413E-017" calcext:value-type="float">
            <text:p>-1.57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10602" calcext:value-type="float">
            <text:p>2.6302017601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6010602" calcext:value-type="float">
            <text:p>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264296514" calcext:value-type="float">
            <text:p>2.63020264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264296514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34125155839704" calcext:value-type="float">
            <text:p>2.34125155839704E-013</text:p>
          </table:table-cell>
          <table:table-cell/>
          <table:table-cell table:style-name="ce3" office:value-type="float" office:value="0.888021991253226" calcext:value-type="float">
            <text:p>0.8880219913</text:p>
          </table:table-cell>
          <table:table-cell table:style-name="ce3" office:value-type="float" office:value="-0.0000000000000262168687484581" calcext:value-type="float">
            <text:p>-2.6216868748458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30061813313008" calcext:value-type="float">
            <text:p>2.30061813313008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30061813313008" calcext:value-type="float">
            <text:p>-2.3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2952870345744E-015" calcext:value-type="float">
            <text:p>1.12952870345744E-015</text:p>
          </table:table-cell>
          <table:table-cell/>
          <table:table-cell table:style-name="ce3" office:value-type="float" office:value="1.00459025917784" calcext:value-type="float">
            <text:p>1.0045902592</text:p>
          </table:table-cell>
          <table:table-cell table:style-name="ce3" office:value-type="float" office:value="5.18482949768092E-018" calcext:value-type="float">
            <text:p>5.18482949768092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91912112437377E-015" calcext:value-type="float">
            <text:p>2.91912112437377E-01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.91912112437377E-015" calcext:value-type="float">
            <text:p>-2.92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3137804" calcext:value-type="float">
            <text:p>3483.038031378</text:p>
          </table:table-cell>
          <table:table-cell/>
          <table:table-cell table:style-name="ce3" office:value-type="float" office:value="1.00000001546666" calcext:value-type="float">
            <text:p>1.0000000155</text:p>
          </table:table-cell>
          <table:table-cell table:style-name="ce3" office:value-type="float" office:value="0.000053870970987191" calcext:value-type="float">
            <text:p>0.0000538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8526965" calcext:value-type="float">
            <text:p>3483.038085269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8526965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8.94193413873781E-016" calcext:value-type="float">
            <text:p>8.94193413873781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8.94193413873781E-016" calcext:value-type="float">
            <text:p>-8.9419341387378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6.67144478785782E-016" calcext:value-type="float">
            <text:p>6.67144478785782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6.67144478785782E-016" calcext:value-type="float">
            <text:p>-6.6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56910261736413E-017" calcext:value-type="float">
            <text:p>1.56910261736413E-017</text:p>
          </table:table-cell>
          <table:table-cell/>
          <table:table-cell table:style-name="ce3" office:value-type="float" office:value="0.939169894049557" calcext:value-type="float">
            <text:p>0.939169894</text:p>
          </table:table-cell>
          <table:table-cell table:style-name="ce3" office:value-type="float" office:value="-9.5448678461377E-019" calcext:value-type="float">
            <text:p>-9.5448678461377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5.744531219117E-017" calcext:value-type="float">
            <text:p>5.744531219117E-01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5.744531219117E-017" calcext:value-type="float">
            <text:p>-5.7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02" calcext:value-type="float">
            <text:p>2.6302017601</text:p>
          </table:table-cell>
          <table:table-cell/>
          <table:table-cell table:style-name="ce3" office:value-type="float" office:value="2.63020264296514" calcext:value-type="float">
            <text:p>2.630202643</text:p>
          </table:table-cell>
          <table:table-cell/>
          <table:table-cell table:style-name="ce3" office:value-type="float" office:value="0.999999664337985" calcext:value-type="float">
            <text:p>0.9999996643</text:p>
          </table:table-cell>
          <table:table-cell table:style-name="ce3" office:value-type="float" office:value="-0.000000882859118700452" calcext:value-type="float">
            <text:p>-8.82859118700452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75976827" calcext:value-type="float">
            <text:p>2.6302017598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75976827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30061813313008" calcext:value-type="float">
            <text:p>2.30061813313008E-013</text:p>
          </table:table-cell>
          <table:table-cell/>
          <table:table-cell table:style-name="ce3" office:value-type="float" office:value="0.903706200074058" calcext:value-type="float">
            <text:p>0.9037062001</text:p>
          </table:table-cell>
          <table:table-cell table:style-name="ce3" office:value-type="float" office:value="-0.0000000000000221535262217623" calcext:value-type="float">
            <text:p>-2.21535262217623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30061813313008" calcext:value-type="float">
            <text:p>2.30061813313008E-013</text:p>
          </table:table-cell>
          <table:table-cell/>
          <table:table-cell table:style-name="ce4" table:formula="of:=[.F21]" office:value-type="float" office:value="0.000000000000234125155839704" calcext:value-type="float">
            <text:p>2.34125155839704E-013</text:p>
          </table:table-cell>
          <table:table-cell/>
          <table:table-cell table:formula="of:=[.M33]/[.O33]" office:value-type="float" office:value="0.982644570968367" calcext:value-type="float">
            <text:p>0.982644571</text:p>
          </table:table-cell>
          <table:table-cell table:formula="of:=[.M33]-[.O33]" office:value-type="float" office:value="-4.063342526696E-015" calcext:value-type="float">
            <text:p>-4.0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2.91912112437377E-015" calcext:value-type="float">
            <text:p>2.91912112437377E-015</text:p>
          </table:table-cell>
          <table:table-cell/>
          <table:table-cell table:style-name="ce3" office:value-type="float" office:value="0.388717523051924" calcext:value-type="float">
            <text:p>0.3887175231</text:p>
          </table:table-cell>
          <table:table-cell table:style-name="ce3" office:value-type="float" office:value="-1.78440759141865E-015" calcext:value-type="float">
            <text:p>-1.78440759141865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.91912112437377E-015" calcext:value-type="float">
            <text:p>2.91912112437377E-015</text:p>
          </table:table-cell>
          <table:table-cell/>
          <table:table-cell table:style-name="ce4" table:formula="of:=[.F22]" office:value-type="float" office:value="1.12952870345744E-015" calcext:value-type="float">
            <text:p>1.12952870345744E-015</text:p>
          </table:table-cell>
          <table:table-cell/>
          <table:table-cell table:formula="of:=[.M34]/[.O34]" office:value-type="float" office:value="2.58437091101666" calcext:value-type="float">
            <text:p>2.584370911</text:p>
          </table:table-cell>
          <table:table-cell table:formula="of:=[.M34]-[.O34]" office:value-type="float" office:value="1.78959242091633E-015" calcext:value-type="float">
            <text:p>1.7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6965" calcext:value-type="float">
            <text:p>3483.0380852697</text:p>
          </table:table-cell>
          <table:table-cell/>
          <table:table-cell table:style-name="ce3" office:value-type="float" office:value="0.999999999994075" calcext:value-type="float">
            <text:p>1</text:p>
          </table:table-cell>
          <table:table-cell table:style-name="ce3" office:value-type="float" office:value="-0.0000000206359800358769" calcext:value-type="float">
            <text:p>-2.0635980035876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26965" calcext:value-type="float">
            <text:p>3483.0380852697</text:p>
          </table:table-cell>
          <table:table-cell/>
          <table:table-cell table:style-name="ce4" table:formula="of:=[.F23]" office:value-type="float" office:value="3483.03803137804" calcext:value-type="float">
            <text:p>3483.038031378</text:p>
          </table:table-cell>
          <table:table-cell/>
          <table:table-cell table:formula="of:=[.M35]/[.O35]" office:value-type="float" office:value="1.00000001547259" calcext:value-type="float">
            <text:p>1.0000000155</text:p>
          </table:table-cell>
          <table:table-cell table:formula="of:=[.M35]-[.O35]" office:value-type="float" office:value="0.0000538916096957109" calcext:value-type="float">
            <text:p>5.39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6.67144478785782E-016" calcext:value-type="float">
            <text:p>6.67144478785782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67144478785782E-016" calcext:value-type="float">
            <text:p>-6.67144478785782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6.67144478785782E-016" calcext:value-type="float">
            <text:p>6.67144478785782E-016</text:p>
          </table:table-cell>
          <table:table-cell/>
          <table:table-cell table:style-name="ce4" table:formula="of:=[.F24]" office:value-type="float" office:value="8.94193413873781E-016" calcext:value-type="float">
            <text:p>8.94193413873781E-016</text:p>
          </table:table-cell>
          <table:table-cell/>
          <table:table-cell table:formula="of:=[.M36]/[.O36]" office:value-type="float" office:value="0.746085207556619" calcext:value-type="float">
            <text:p>0.7460852076</text:p>
          </table:table-cell>
          <table:table-cell table:formula="of:=[.M36]-[.O36]" office:value-type="float" office:value="-2.27048935087999E-016" calcext:value-type="float">
            <text:p>-2.2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5.744531219117E-017" calcext:value-type="float">
            <text:p>5.744531219117E-017</text:p>
          </table:table-cell>
          <table:table-cell/>
          <table:table-cell table:style-name="ce3" office:value-type="float" office:value="0.25653162681032" calcext:value-type="float">
            <text:p>0.2565316268</text:p>
          </table:table-cell>
          <table:table-cell table:style-name="ce3" office:value-type="float" office:value="-4.27087728021425E-017" calcext:value-type="float">
            <text:p>-4.27087728021425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5.744531219117E-017" calcext:value-type="float">
            <text:p>5.744531219117E-017</text:p>
          </table:table-cell>
          <table:table-cell/>
          <table:table-cell table:style-name="ce4" table:formula="of:=[.F25]" office:value-type="float" office:value="1.56910261736413E-017" calcext:value-type="float">
            <text:p>1.56910261736413E-017</text:p>
          </table:table-cell>
          <table:table-cell/>
          <table:table-cell table:formula="of:=[.M37]/[.O37]" office:value-type="float" office:value="3.66102965831961" calcext:value-type="float">
            <text:p>3.6610296583</text:p>
          </table:table-cell>
          <table:table-cell table:formula="of:=[.M37]-[.O37]" office:value-type="float" office:value="4.17542860175287E-017" calcext:value-type="float">
            <text:p>4.18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02" calcext:value-type="float">
            <text:p>2.6302017601</text:p>
          </table:table-cell>
          <table:table-cell/>
          <table:table-cell table:style-name="ce3" office:value-type="float" office:value="2.63020175976827" calcext:value-type="float">
            <text:p>2.6302017598</text:p>
          </table:table-cell>
          <table:table-cell/>
          <table:table-cell table:style-name="ce3" office:value-type="float" office:value="1.00000000012841" calcext:value-type="float">
            <text:p>1.0000000001</text:p>
          </table:table-cell>
          <table:table-cell table:style-name="ce3" office:value-type="float" office:value="0.000000000337748495837786" calcext:value-type="float">
            <text:p>3.37748495837786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5976827" calcext:value-type="float">
            <text:p>2.6302017598</text:p>
          </table:table-cell>
          <table:table-cell/>
          <table:table-cell table:style-name="ce4" table:formula="of:=[.F26]" office:value-type="float" office:value="2.63020264296514" calcext:value-type="float">
            <text:p>2.630202643</text:p>
          </table:table-cell>
          <table:table-cell/>
          <table:table-cell table:formula="of:=[.M38]/[.O38]" office:value-type="float" office:value="0.999999664209573" calcext:value-type="float">
            <text:p>0.9999996642</text:p>
          </table:table-cell>
          <table:table-cell table:formula="of:=[.M38]-[.O38]" office:value-type="float" office:value="-0.000000883196869860825" calcext:value-type="float">
            <text:p>-8.8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8521894514553" calcext:value-type="float">
            <text:p>2.28521894514553E-013</text:p>
          </table:table-cell>
          <table:table-cell/>
          <table:table-cell table:style-name="ce3" office:value-type="float" office:value="0.909795919261494" calcext:value-type="float">
            <text:p>0.9097959193</text:p>
          </table:table-cell>
          <table:table-cell table:style-name="ce3" office:value-type="float" office:value="-0.0000000000000206136074233072" calcext:value-type="float">
            <text:p>-2.06136074233072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28521894514553" calcext:value-type="float">
            <text:p>2.2852189451455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28521894514553" calcext:value-type="float">
            <text:p>-2.2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3902248478395E-015" calcext:value-type="float">
            <text:p>1.13902248478395E-015</text:p>
          </table:table-cell>
          <table:table-cell/>
          <table:table-cell table:style-name="ce3" office:value-type="float" office:value="0.996216973864529" calcext:value-type="float">
            <text:p>0.9962169739</text:p>
          </table:table-cell>
          <table:table-cell table:style-name="ce3" office:value-type="float" office:value="-4.30895182882635E-018" calcext:value-type="float">
            <text:p>-4.30895182882635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.13902248478395E-015" calcext:value-type="float">
            <text:p>1.13902248478395E-01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.13902248478395E-015" calcext:value-type="float">
            <text:p>-1.1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109139364212751" calcext:value-type="float">
            <text:p>-1.0913936421275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4.47564345504412E-016" calcext:value-type="float">
            <text:p>4.47564345504412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4.47564345504412E-016" calcext:value-type="float">
            <text:p>-4.47564345504412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4.47564345504412E-016" calcext:value-type="float">
            <text:p>4.47564345504412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4.47564345504412E-016" calcext:value-type="float">
            <text:p>-4.4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52779338127916E-017" calcext:value-type="float">
            <text:p>1.52779338127916E-017</text:p>
          </table:table-cell>
          <table:table-cell/>
          <table:table-cell table:style-name="ce3" office:value-type="float" office:value="0.964563635999599" calcext:value-type="float">
            <text:p>0.964563636</text:p>
          </table:table-cell>
          <table:table-cell table:style-name="ce3" office:value-type="float" office:value="-5.41394423764115E-019" calcext:value-type="float">
            <text:p>-5.41394423764115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52779338127916E-017" calcext:value-type="float">
            <text:p>1.52779338127916E-017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52779338127916E-017" calcext:value-type="float">
            <text:p>-1.5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02" calcext:value-type="float">
            <text:p>2.6302017601</text:p>
          </table:table-cell>
          <table:table-cell/>
          <table:table-cell table:style-name="ce3" office:value-type="float" office:value="2.63020176010629" calcext:value-type="float">
            <text:p>2.6302017601</text:p>
          </table:table-cell>
          <table:table-cell/>
          <table:table-cell table:style-name="ce3" office:value-type="float" office:value="0.9999999999999" calcext:value-type="float">
            <text:p>1</text:p>
          </table:table-cell>
          <table:table-cell table:style-name="ce3" office:value-type="float" office:value="-0.000000000000263788990650937" calcext:value-type="float">
            <text:p>-2.6378899065093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10629" calcext:value-type="float">
            <text:p>2.63020176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10629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28521894514553" calcext:value-type="float">
            <text:p>2.28521894514553E-013</text:p>
          </table:table-cell>
          <table:table-cell/>
          <table:table-cell table:style-name="ce4" table:formula="of:=[.F33]" office:value-type="float" office:value="0.000000000000230061813313008" calcext:value-type="float">
            <text:p>2.30061813313008E-013</text:p>
          </table:table-cell>
          <table:table-cell/>
          <table:table-cell table:formula="of:=[.M57]/[.O57]" office:value-type="float" office:value="0.993306499778127" calcext:value-type="float">
            <text:p>0.9933064998</text:p>
          </table:table-cell>
          <table:table-cell table:formula="of:=[.M57]-[.O57]" office:value-type="float" office:value="-1.53991879845501E-015" calcext:value-type="float">
            <text:p>-1.54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3902248478395E-015" calcext:value-type="float">
            <text:p>1.13902248478395E-015</text:p>
          </table:table-cell>
          <table:table-cell/>
          <table:table-cell table:style-name="ce4" table:formula="of:=[.F34]" office:value-type="float" office:value="2.91912112437377E-015" calcext:value-type="float">
            <text:p>2.91912112437377E-015</text:p>
          </table:table-cell>
          <table:table-cell/>
          <table:table-cell table:formula="of:=[.M58]/[.O58]" office:value-type="float" office:value="0.390193635773953" calcext:value-type="float">
            <text:p>0.3901936358</text:p>
          </table:table-cell>
          <table:table-cell table:formula="of:=[.M58]-[.O58]" office:value-type="float" office:value="-1.78009863958982E-015" calcext:value-type="float">
            <text:p>-1.78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35]" office:value-type="float" office:value="3483.03808526965" calcext:value-type="float">
            <text:p>3483.0380852697</text:p>
          </table:table-cell>
          <table:table-cell/>
          <table:table-cell table:formula="of:=[.M59]/[.O59]" office:value-type="float" office:value="0.999999999994077" calcext:value-type="float">
            <text:p>1</text:p>
          </table:table-cell>
          <table:table-cell table:formula="of:=[.M59]-[.O59]" office:value-type="float" office:value="-0.0000000206300683203153" calcext:value-type="float">
            <text:p>-2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4.47564345504412E-016" calcext:value-type="float">
            <text:p>4.47564345504412E-016</text:p>
          </table:table-cell>
          <table:table-cell/>
          <table:table-cell table:style-name="ce4" table:formula="of:=[.F36]" office:value-type="float" office:value="6.67144478785782E-016" calcext:value-type="float">
            <text:p>6.67144478785782E-016</text:p>
          </table:table-cell>
          <table:table-cell/>
          <table:table-cell table:formula="of:=[.M60]/[.O60]" office:value-type="float" office:value="0.670865696616405" calcext:value-type="float">
            <text:p>0.6708656966</text:p>
          </table:table-cell>
          <table:table-cell table:formula="of:=[.M60]-[.O60]" office:value-type="float" office:value="-2.1958013328137E-016" calcext:value-type="float">
            <text:p>-2.20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2779338127916E-017" calcext:value-type="float">
            <text:p>1.52779338127916E-017</text:p>
          </table:table-cell>
          <table:table-cell/>
          <table:table-cell table:style-name="ce4" table:formula="of:=[.F37]" office:value-type="float" office:value="5.744531219117E-017" calcext:value-type="float">
            <text:p>5.744531219117E-017</text:p>
          </table:table-cell>
          <table:table-cell/>
          <table:table-cell table:formula="of:=[.M61]/[.O61]" office:value-type="float" office:value="0.265956145593722" calcext:value-type="float">
            <text:p>0.2659561456</text:p>
          </table:table-cell>
          <table:table-cell table:formula="of:=[.M61]-[.O61]" office:value-type="float" office:value="-4.21673783783784E-017" calcext:value-type="float">
            <text:p>-4.2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29" calcext:value-type="float">
            <text:p>2.6302017601</text:p>
          </table:table-cell>
          <table:table-cell/>
          <table:table-cell table:style-name="ce4" table:formula="of:=[.F38]" office:value-type="float" office:value="2.63020175976827" calcext:value-type="float">
            <text:p>2.6302017598</text:p>
          </table:table-cell>
          <table:table-cell/>
          <table:table-cell table:formula="of:=[.M62]/[.O62]" office:value-type="float" office:value="1.00000000012851" calcext:value-type="float">
            <text:p>1.0000000001</text:p>
          </table:table-cell>
          <table:table-cell table:formula="of:=[.M62]-[.O62]" office:value-type="float" office:value="0.000000000338019834345005" calcext:value-type="float">
            <text:p>3.3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28521894514553" calcext:value-type="float">
            <text:p>2.28521894514553E-013</text:p>
          </table:table-cell>
          <table:table-cell/>
          <table:table-cell table:style-name="ce4" table:formula="of:=[.F21]" office:value-type="float" office:value="0.000000000000234125155839704" calcext:value-type="float">
            <text:p>2.34125155839704E-013</text:p>
          </table:table-cell>
          <table:table-cell/>
          <table:table-cell table:formula="of:=[.M69]/[.O69]" office:value-type="float" office:value="0.976067239314568" calcext:value-type="float">
            <text:p>0.9760672393</text:p>
          </table:table-cell>
          <table:table-cell table:formula="of:=[.M69]-[.O69]" office:value-type="float" office:value="-5.603261325151E-015" calcext:value-type="float">
            <text:p>-5.6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3902248478395E-015" calcext:value-type="float">
            <text:p>1.13902248478395E-015</text:p>
          </table:table-cell>
          <table:table-cell/>
          <table:table-cell table:style-name="ce4" table:formula="of:=[.F22]" office:value-type="float" office:value="1.12952870345744E-015" calcext:value-type="float">
            <text:p>1.12952870345744E-015</text:p>
          </table:table-cell>
          <table:table-cell/>
          <table:table-cell table:formula="of:=[.M70]/[.O70]" office:value-type="float" office:value="1.00840508195803" calcext:value-type="float">
            <text:p>1.008405082</text:p>
          </table:table-cell>
          <table:table-cell table:formula="of:=[.M70]-[.O70]" office:value-type="float" office:value="9.49378132651023E-018" calcext:value-type="float">
            <text:p>9.49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23]" office:value-type="float" office:value="3483.03803137804" calcext:value-type="float">
            <text:p>3483.038031378</text:p>
          </table:table-cell>
          <table:table-cell/>
          <table:table-cell table:formula="of:=[.M71]/[.O71]" office:value-type="float" office:value="1.00000001546666" calcext:value-type="float">
            <text:p>1.0000000155</text:p>
          </table:table-cell>
          <table:table-cell table:formula="of:=[.M71]-[.O71]" office:value-type="float" office:value="0.0000538709796273906" calcext:value-type="float">
            <text:p>5.39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4.47564345504412E-016" calcext:value-type="float">
            <text:p>4.47564345504412E-016</text:p>
          </table:table-cell>
          <table:table-cell/>
          <table:table-cell table:style-name="ce4" table:formula="of:=[.F24]" office:value-type="float" office:value="8.94193413873781E-016" calcext:value-type="float">
            <text:p>8.94193413873781E-016</text:p>
          </table:table-cell>
          <table:table-cell/>
          <table:table-cell table:formula="of:=[.M72]/[.O72]" office:value-type="float" office:value="0.500522972502667" calcext:value-type="float">
            <text:p>0.5005229725</text:p>
          </table:table-cell>
          <table:table-cell table:formula="of:=[.M72]-[.O72]" office:value-type="float" office:value="-4.46629068369369E-016" calcext:value-type="float">
            <text:p>-4.47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2779338127916E-017" calcext:value-type="float">
            <text:p>1.52779338127916E-017</text:p>
          </table:table-cell>
          <table:table-cell/>
          <table:table-cell table:style-name="ce4" table:formula="of:=[.F25]" office:value-type="float" office:value="1.56910261736413E-017" calcext:value-type="float">
            <text:p>1.56910261736413E-017</text:p>
          </table:table-cell>
          <table:table-cell/>
          <table:table-cell table:formula="of:=[.M73]/[.O73]" office:value-type="float" office:value="0.973673336830982" calcext:value-type="float">
            <text:p>0.9736733368</text:p>
          </table:table-cell>
          <table:table-cell table:formula="of:=[.M73]-[.O73]" office:value-type="float" office:value="-4.13092360849701E-019" calcext:value-type="float">
            <text:p>-4.13E-0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29" calcext:value-type="float">
            <text:p>2.6302017601</text:p>
          </table:table-cell>
          <table:table-cell/>
          <table:table-cell table:style-name="ce4" table:formula="of:=[.F26]" office:value-type="float" office:value="2.63020264296514" calcext:value-type="float">
            <text:p>2.630202643</text:p>
          </table:table-cell>
          <table:table-cell/>
          <table:table-cell table:formula="of:=[.M74]/[.O74]" office:value-type="float" office:value="0.999999664338087" calcext:value-type="float">
            <text:p>0.9999996643</text:p>
          </table:table-cell>
          <table:table-cell table:formula="of:=[.M74]-[.O74]" office:value-type="float" office:value="-0.00000088285885002648" calcext:value-type="float">
            <text:p>-8.8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8801455570656" calcext:value-type="float">
            <text:p>2.28801455570656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28801455570656" calcext:value-type="float">
            <text:p>-2.29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.13471353295512E-015" calcext:value-type="float">
            <text:p>1.13471353295512E-015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.13471353295512E-015" calcext:value-type="float">
            <text:p>1.13471353295512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08391795630298E-015" calcext:value-type="float">
            <text:p>1.08391795630298E-0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.08391795630298E-015" calcext:value-type="float">
            <text:p>-1.0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7982335" calcext:value-type="float">
            <text:p>3483.038079823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7982335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5.553162405028E-016" calcext:value-type="float">
            <text:p>5.553162405028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5.553162405028E-016" calcext:value-type="float">
            <text:p>-5.55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47365393890275E-017" calcext:value-type="float">
            <text:p>1.47365393890275E-017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47365393890275E-017" calcext:value-type="float">
            <text:p>1.47365393890275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9.41486422198801E-018" calcext:value-type="float">
            <text:p>9.41486422198801E-01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9.41486422198801E-018" calcext:value-type="float">
            <text:p>-9.41E-01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10626" calcext:value-type="float">
            <text:p>2.6302017601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6010626" calcext:value-type="float">
            <text:p>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184902422" calcext:value-type="float">
            <text:p>2.63020184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184902422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8801455570656" calcext:value-type="float">
            <text:p>2.28801455570656E-013</text:p>
          </table:table-cell>
          <table:table-cell/>
          <table:table-cell table:style-name="ce3" office:value-type="float" office:value="0.908684285127034" calcext:value-type="float">
            <text:p>0.9086842851</text:p>
          </table:table-cell>
          <table:table-cell table:style-name="ce3" office:value-type="float" office:value="-0.0000000000000208931684794096" calcext:value-type="float">
            <text:p>-2.08931684794096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28730117325423" calcext:value-type="float">
            <text:p>2.28730117325423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28730117325423" calcext:value-type="float">
            <text:p>-2.2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08391795630298E-015" calcext:value-type="float">
            <text:p>1.08391795630298E-015</text:p>
          </table:table-cell>
          <table:table-cell/>
          <table:table-cell table:style-name="ce3" office:value-type="float" office:value="1.04686293492673" calcext:value-type="float">
            <text:p>1.0468629349</text:p>
          </table:table-cell>
          <table:table-cell table:style-name="ce3" office:value-type="float" office:value="5.0795576652136E-017" calcext:value-type="float">
            <text:p>5.0795576652136E-0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.2013427044937E-015" calcext:value-type="float">
            <text:p>1.2013427044937E-01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.2013427044937E-015" calcext:value-type="float">
            <text:p>-1.2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7982335" calcext:value-type="float">
            <text:p>3483.0380798234</text:p>
          </table:table-cell>
          <table:table-cell/>
          <table:table-cell table:style-name="ce3" office:value-type="float" office:value="1.00000000155774" calcext:value-type="float">
            <text:p>1.0000000016</text:p>
          </table:table-cell>
          <table:table-cell table:style-name="ce3" office:value-type="float" office:value="0.00000542566249350784" calcext:value-type="float">
            <text:p>5.42566249350784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8525207" calcext:value-type="float">
            <text:p>3483.038085252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852520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5.553162405028E-016" calcext:value-type="float">
            <text:p>5.553162405028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5.553162405028E-016" calcext:value-type="float">
            <text:p>-5.5531624050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6.71403640156728E-016" calcext:value-type="float">
            <text:p>6.71403640156728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6.71403640156728E-016" calcext:value-type="float">
            <text:p>-6.7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9.41486422198801E-018" calcext:value-type="float">
            <text:p>9.41486422198801E-018</text:p>
          </table:table-cell>
          <table:table-cell/>
          <table:table-cell table:style-name="ce3" office:value-type="float" office:value="1.56524183902843" calcext:value-type="float">
            <text:p>1.565241839</text:p>
          </table:table-cell>
          <table:table-cell table:style-name="ce3" office:value-type="float" office:value="5.32167516703952E-018" calcext:value-type="float">
            <text:p>5.32167516703952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66635555004668E-017" calcext:value-type="float">
            <text:p>1.66635555004668E-01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66635555004668E-017" calcext:value-type="float">
            <text:p>-1.67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84902422" calcext:value-type="float">
            <text:p>2.630201849</text:p>
          </table:table-cell>
          <table:table-cell/>
          <table:table-cell table:style-name="ce3" office:value-type="float" office:value="0.999999966193483" calcext:value-type="float">
            <text:p>0.9999999662</text:p>
          </table:table-cell>
          <table:table-cell table:style-name="ce3" office:value-type="float" office:value="-0.0000000889179645469085" calcext:value-type="float">
            <text:p>-8.8917964546908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76005628" calcext:value-type="float">
            <text:p>2.630201760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7600562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8730117325423" calcext:value-type="float">
            <text:p>2.28730117325423E-013</text:p>
          </table:table-cell>
          <table:table-cell/>
          <table:table-cell table:style-name="ce3" office:value-type="float" office:value="0.908967693115145" calcext:value-type="float">
            <text:p>0.9089676931</text:p>
          </table:table-cell>
          <table:table-cell table:style-name="ce3" office:value-type="float" office:value="-0.0000000000000208218302341767" calcext:value-type="float">
            <text:p>-2.08218302341767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28730117325423" calcext:value-type="float">
            <text:p>2.28730117325423E-013</text:p>
          </table:table-cell>
          <table:table-cell/>
          <table:table-cell table:style-name="ce4" table:formula="of:=[.F21]" office:value-type="float" office:value="0.000000000000228801455570656" calcext:value-type="float">
            <text:p>2.28801455570656E-013</text:p>
          </table:table-cell>
          <table:table-cell/>
          <table:table-cell table:formula="of:=[.M33]/[.O33]" office:value-type="float" office:value="0.999688208953675" calcext:value-type="float">
            <text:p>0.999688209</text:p>
          </table:table-cell>
          <table:table-cell table:formula="of:=[.M33]-[.O33]" office:value-type="float" office:value="-7.13382452329676E-017" calcext:value-type="float">
            <text:p>-7.1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2013427044937E-015" calcext:value-type="float">
            <text:p>1.2013427044937E-015</text:p>
          </table:table-cell>
          <table:table-cell/>
          <table:table-cell table:style-name="ce3" office:value-type="float" office:value="0.944537748230085" calcext:value-type="float">
            <text:p>0.9445377482</text:p>
          </table:table-cell>
          <table:table-cell table:style-name="ce3" office:value-type="float" office:value="-6.66291715385805E-017" calcext:value-type="float">
            <text:p>-6.66291715385805E-0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.2013427044937E-015" calcext:value-type="float">
            <text:p>1.2013427044937E-015</text:p>
          </table:table-cell>
          <table:table-cell/>
          <table:table-cell table:style-name="ce4" table:formula="of:=[.F22]" office:value-type="float" office:value="1.08391795630298E-015" calcext:value-type="float">
            <text:p>1.08391795630298E-015</text:p>
          </table:table-cell>
          <table:table-cell/>
          <table:table-cell table:formula="of:=[.M34]/[.O34]" office:value-type="float" office:value="1.10833361280519" calcext:value-type="float">
            <text:p>1.1083336128</text:p>
          </table:table-cell>
          <table:table-cell table:formula="of:=[.M34]-[.O34]" office:value-type="float" office:value="1.1742474819072E-016" calcext:value-type="float">
            <text:p>1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5207" calcext:value-type="float">
            <text:p>3483.0380852521</text:p>
          </table:table-cell>
          <table:table-cell/>
          <table:table-cell table:style-name="ce3" office:value-type="float" office:value="0.999999999999124" calcext:value-type="float">
            <text:p>1</text:p>
          </table:table-cell>
          <table:table-cell table:style-name="ce3" office:value-type="float" office:value="-0.00000000305135472444817" calcext:value-type="float">
            <text:p>-3.05135472444817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25207" calcext:value-type="float">
            <text:p>3483.0380852521</text:p>
          </table:table-cell>
          <table:table-cell/>
          <table:table-cell table:style-name="ce4" table:formula="of:=[.F23]" office:value-type="float" office:value="3483.03807982335" calcext:value-type="float">
            <text:p>3483.0380798234</text:p>
          </table:table-cell>
          <table:table-cell/>
          <table:table-cell table:formula="of:=[.M35]/[.O35]" office:value-type="float" office:value="1.00000000155862" calcext:value-type="float">
            <text:p>1.0000000016</text:p>
          </table:table-cell>
          <table:table-cell table:formula="of:=[.M35]-[.O35]" office:value-type="float" office:value="0.00000542871975994785" calcext:value-type="float">
            <text:p>5.43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6.71403640156728E-016" calcext:value-type="float">
            <text:p>6.71403640156728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71403640156728E-016" calcext:value-type="float">
            <text:p>-6.714036401567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6.71403640156728E-016" calcext:value-type="float">
            <text:p>6.71403640156728E-016</text:p>
          </table:table-cell>
          <table:table-cell/>
          <table:table-cell table:style-name="ce4" table:formula="of:=[.F24]" office:value-type="float" office:value="5.553162405028E-016" calcext:value-type="float">
            <text:p>5.553162405028E-016</text:p>
          </table:table-cell>
          <table:table-cell/>
          <table:table-cell table:formula="of:=[.M36]/[.O36]" office:value-type="float" office:value="1.2090473701054" calcext:value-type="float">
            <text:p>1.2090473701</text:p>
          </table:table-cell>
          <table:table-cell table:formula="of:=[.M36]-[.O36]" office:value-type="float" office:value="1.16087399653928E-016" calcext:value-type="float">
            <text:p>1.1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66635555004668E-017" calcext:value-type="float">
            <text:p>1.66635555004668E-017</text:p>
          </table:table-cell>
          <table:table-cell/>
          <table:table-cell table:style-name="ce3" office:value-type="float" office:value="0.884357446321385" calcext:value-type="float">
            <text:p>0.8843574463</text:p>
          </table:table-cell>
          <table:table-cell table:style-name="ce3" office:value-type="float" office:value="-1.92701611143932E-018" calcext:value-type="float">
            <text:p>-1.92701611143932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66635555004668E-017" calcext:value-type="float">
            <text:p>1.66635555004668E-017</text:p>
          </table:table-cell>
          <table:table-cell/>
          <table:table-cell table:style-name="ce4" table:formula="of:=[.F25]" office:value-type="float" office:value="9.41486422198801E-018" calcext:value-type="float">
            <text:p>9.41486422198801E-018</text:p>
          </table:table-cell>
          <table:table-cell/>
          <table:table-cell table:formula="of:=[.M37]/[.O37]" office:value-type="float" office:value="1.76991989555726" calcext:value-type="float">
            <text:p>1.7699198956</text:p>
          </table:table-cell>
          <table:table-cell table:formula="of:=[.M37]-[.O37]" office:value-type="float" office:value="7.24869127847879E-018" calcext:value-type="float">
            <text:p>7.25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76005628" calcext:value-type="float">
            <text:p>2.6302017601</text:p>
          </table:table-cell>
          <table:table-cell/>
          <table:table-cell table:style-name="ce3" office:value-type="float" office:value="1.000000000019" calcext:value-type="float">
            <text:p>1</text:p>
          </table:table-cell>
          <table:table-cell table:style-name="ce3" office:value-type="float" office:value="0.0000000000499773555873162" calcext:value-type="float">
            <text:p>4.9977355587316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6005628" calcext:value-type="float">
            <text:p>2.6302017601</text:p>
          </table:table-cell>
          <table:table-cell/>
          <table:table-cell table:style-name="ce4" table:formula="of:=[.F26]" office:value-type="float" office:value="2.63020184902422" calcext:value-type="float">
            <text:p>2.630201849</text:p>
          </table:table-cell>
          <table:table-cell/>
          <table:table-cell table:formula="of:=[.M38]/[.O38]" office:value-type="float" office:value="0.999999966174482" calcext:value-type="float">
            <text:p>0.9999999662</text:p>
          </table:table-cell>
          <table:table-cell table:formula="of:=[.M38]-[.O38]" office:value-type="float" office:value="-0.000000088967940126139" calcext:value-type="float">
            <text:p>-8.9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31958792813202" calcext:value-type="float">
            <text:p>2.31958792813202E-013</text:p>
          </table:table-cell>
          <table:table-cell/>
          <table:table-cell table:style-name="ce3" office:value-type="float" office:value="0.896315610931274" calcext:value-type="float">
            <text:p>0.8963156109</text:p>
          </table:table-cell>
          <table:table-cell table:style-name="ce3" office:value-type="float" office:value="-0.0000000000000240505057219561" calcext:value-type="float">
            <text:p>-2.4050505721956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31958792813202" calcext:value-type="float">
            <text:p>2.31958792813202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31958792813202" calcext:value-type="float">
            <text:p>-2.32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5250812796057E-015" calcext:value-type="float">
            <text:p>1.15250812796057E-015</text:p>
          </table:table-cell>
          <table:table-cell/>
          <table:table-cell table:style-name="ce3" office:value-type="float" office:value="0.984560113222851" calcext:value-type="float">
            <text:p>0.9845601132</text:p>
          </table:table-cell>
          <table:table-cell table:style-name="ce3" office:value-type="float" office:value="-1.77945950054548E-017" calcext:value-type="float">
            <text:p>-1.77945950054548E-0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.15250812796057E-015" calcext:value-type="float">
            <text:p>1.15250812796057E-01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.15250812796057E-015" calcext:value-type="float">
            <text:p>-1.1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9.56767555041799E-016" calcext:value-type="float">
            <text:p>9.56767555041799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9.56767555041799E-016" calcext:value-type="float">
            <text:p>-9.5676755504179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9.56767555041799E-016" calcext:value-type="float">
            <text:p>9.56767555041799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9.56767555041799E-016" calcext:value-type="float">
            <text:p>-9.5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67217204000778E-017" calcext:value-type="float">
            <text:p>1.67217204000778E-017</text:p>
          </table:table-cell>
          <table:table-cell/>
          <table:table-cell table:style-name="ce3" office:value-type="float" office:value="0.88128129381705" calcext:value-type="float">
            <text:p>0.8812812938</text:p>
          </table:table-cell>
          <table:table-cell table:style-name="ce3" office:value-type="float" office:value="-1.98518101105028E-018" calcext:value-type="float">
            <text:p>-1.98518101105028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67217204000778E-017" calcext:value-type="float">
            <text:p>1.67217204000778E-017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67217204000778E-017" calcext:value-type="float">
            <text:p>-1.67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0.999999999999974" calcext:value-type="float">
            <text:p>1</text:p>
          </table:table-cell>
          <table:table-cell table:style-name="ce3" office:value-type="float" office:value="-0.0000000000000675015598972095" calcext:value-type="float">
            <text:p>-6.75015598972095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10633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1958792813202" calcext:value-type="float">
            <text:p>2.31958792813202E-013</text:p>
          </table:table-cell>
          <table:table-cell/>
          <table:table-cell table:style-name="ce4" table:formula="of:=[.F33]" office:value-type="float" office:value="0.000000000000228730117325423" calcext:value-type="float">
            <text:p>2.28730117325423E-013</text:p>
          </table:table-cell>
          <table:table-cell/>
          <table:table-cell table:formula="of:=[.M57]/[.O57]" office:value-type="float" office:value="1.01411565527764" calcext:value-type="float">
            <text:p>1.0141156553</text:p>
          </table:table-cell>
          <table:table-cell table:formula="of:=[.M57]-[.O57]" office:value-type="float" office:value="3.228675487779E-015" calcext:value-type="float">
            <text:p>3.23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5250812796057E-015" calcext:value-type="float">
            <text:p>1.15250812796057E-015</text:p>
          </table:table-cell>
          <table:table-cell/>
          <table:table-cell table:style-name="ce4" table:formula="of:=[.F34]" office:value-type="float" office:value="1.2013427044937E-015" calcext:value-type="float">
            <text:p>1.2013427044937E-015</text:p>
          </table:table-cell>
          <table:table-cell/>
          <table:table-cell table:formula="of:=[.M58]/[.O58]" office:value-type="float" office:value="0.959350003666347" calcext:value-type="float">
            <text:p>0.9593500037</text:p>
          </table:table-cell>
          <table:table-cell table:formula="of:=[.M58]-[.O58]" office:value-type="float" office:value="-4.88345765331299E-017" calcext:value-type="float">
            <text:p>-4.88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35]" office:value-type="float" office:value="3483.03808525207" calcext:value-type="float">
            <text:p>3483.0380852521</text:p>
          </table:table-cell>
          <table:table-cell/>
          <table:table-cell table:formula="of:=[.M59]/[.O59]" office:value-type="float" office:value="0.999999999999124" calcext:value-type="float">
            <text:p>1</text:p>
          </table:table-cell>
          <table:table-cell table:formula="of:=[.M59]-[.O59]" office:value-type="float" office:value="-0.00000000304999048239551" calcext:value-type="float">
            <text:p>-3.0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9.56767555041799E-016" calcext:value-type="float">
            <text:p>9.56767555041799E-016</text:p>
          </table:table-cell>
          <table:table-cell/>
          <table:table-cell table:style-name="ce4" table:formula="of:=[.F36]" office:value-type="float" office:value="6.71403640156728E-016" calcext:value-type="float">
            <text:p>6.71403640156728E-016</text:p>
          </table:table-cell>
          <table:table-cell/>
          <table:table-cell table:formula="of:=[.M60]/[.O60]" office:value-type="float" office:value="1.42502586792419" calcext:value-type="float">
            <text:p>1.4250258679</text:p>
          </table:table-cell>
          <table:table-cell table:formula="of:=[.M60]-[.O60]" office:value-type="float" office:value="2.85363914885071E-016" calcext:value-type="float">
            <text:p>2.85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7217204000778E-017" calcext:value-type="float">
            <text:p>1.67217204000778E-017</text:p>
          </table:table-cell>
          <table:table-cell/>
          <table:table-cell table:style-name="ce4" table:formula="of:=[.F37]" office:value-type="float" office:value="1.66635555004668E-017" calcext:value-type="float">
            <text:p>1.66635555004668E-017</text:p>
          </table:table-cell>
          <table:table-cell/>
          <table:table-cell table:formula="of:=[.M61]/[.O61]" office:value-type="float" office:value="1.0034905455567" calcext:value-type="float">
            <text:p>1.0034905456</text:p>
          </table:table-cell>
          <table:table-cell table:formula="of:=[.M61]-[.O61]" office:value-type="float" office:value="5.81648996110021E-020" calcext:value-type="float">
            <text:p>5.82E-0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38]" office:value-type="float" office:value="2.63020176005628" calcext:value-type="float">
            <text:p>2.6302017601</text:p>
          </table:table-cell>
          <table:table-cell/>
          <table:table-cell table:formula="of:=[.M62]/[.O62]" office:value-type="float" office:value="1.00000000001903" calcext:value-type="float">
            <text:p>1</text:p>
          </table:table-cell>
          <table:table-cell table:formula="of:=[.M62]-[.O62]" office:value-type="float" office:value="0.0000000000500497421285218" calcext:value-type="float">
            <text:p>5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1958792813202" calcext:value-type="float">
            <text:p>2.31958792813202E-013</text:p>
          </table:table-cell>
          <table:table-cell/>
          <table:table-cell table:style-name="ce4" table:formula="of:=[.F21]" office:value-type="float" office:value="0.000000000000228801455570656" calcext:value-type="float">
            <text:p>2.28801455570656E-013</text:p>
          </table:table-cell>
          <table:table-cell/>
          <table:table-cell table:formula="of:=[.M69]/[.O69]" office:value-type="float" office:value="1.01379946309638" calcext:value-type="float">
            <text:p>1.0137994631</text:p>
          </table:table-cell>
          <table:table-cell table:formula="of:=[.M69]-[.O69]" office:value-type="float" office:value="3.15733724254603E-015" calcext:value-type="float">
            <text:p>3.1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5250812796057E-015" calcext:value-type="float">
            <text:p>1.15250812796057E-015</text:p>
          </table:table-cell>
          <table:table-cell/>
          <table:table-cell table:style-name="ce4" table:formula="of:=[.F22]" office:value-type="float" office:value="1.08391795630298E-015" calcext:value-type="float">
            <text:p>1.08391795630298E-015</text:p>
          </table:table-cell>
          <table:table-cell/>
          <table:table-cell table:formula="of:=[.M70]/[.O70]" office:value-type="float" office:value="1.06327985550819" calcext:value-type="float">
            <text:p>1.0632798555</text:p>
          </table:table-cell>
          <table:table-cell table:formula="of:=[.M70]-[.O70]" office:value-type="float" office:value="6.85901716575902E-017" calcext:value-type="float">
            <text:p>6.86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23]" office:value-type="float" office:value="3483.03807982335" calcext:value-type="float">
            <text:p>3483.0380798234</text:p>
          </table:table-cell>
          <table:table-cell/>
          <table:table-cell table:formula="of:=[.M71]/[.O71]" office:value-type="float" office:value="1.00000000155774" calcext:value-type="float">
            <text:p>1.0000000016</text:p>
          </table:table-cell>
          <table:table-cell table:formula="of:=[.M71]-[.O71]" office:value-type="float" office:value="0.00000542566976946546" calcext:value-type="float">
            <text:p>5.4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9.56767555041799E-016" calcext:value-type="float">
            <text:p>9.56767555041799E-016</text:p>
          </table:table-cell>
          <table:table-cell/>
          <table:table-cell table:style-name="ce4" table:formula="of:=[.F24]" office:value-type="float" office:value="5.553162405028E-016" calcext:value-type="float">
            <text:p>5.553162405028E-016</text:p>
          </table:table-cell>
          <table:table-cell/>
          <table:table-cell table:formula="of:=[.M72]/[.O72]" office:value-type="float" office:value="1.7229237779459" calcext:value-type="float">
            <text:p>1.7229237779</text:p>
          </table:table-cell>
          <table:table-cell table:formula="of:=[.M72]-[.O72]" office:value-type="float" office:value="4.01451314538999E-016" calcext:value-type="float">
            <text:p>4.0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67217204000778E-017" calcext:value-type="float">
            <text:p>1.67217204000778E-017</text:p>
          </table:table-cell>
          <table:table-cell/>
          <table:table-cell table:style-name="ce4" table:formula="of:=[.F25]" office:value-type="float" office:value="9.41486422198801E-018" calcext:value-type="float">
            <text:p>9.41486422198801E-018</text:p>
          </table:table-cell>
          <table:table-cell/>
          <table:table-cell table:formula="of:=[.M73]/[.O73]" office:value-type="float" office:value="1.77609788158441" calcext:value-type="float">
            <text:p>1.7760978816</text:p>
          </table:table-cell>
          <table:table-cell table:formula="of:=[.M73]-[.O73]" office:value-type="float" office:value="7.30685617808979E-018" calcext:value-type="float">
            <text:p>7.31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26]" office:value-type="float" office:value="2.63020184902422" calcext:value-type="float">
            <text:p>2.630201849</text:p>
          </table:table-cell>
          <table:table-cell/>
          <table:table-cell table:formula="of:=[.M74]/[.O74]" office:value-type="float" office:value="0.999999966193511" calcext:value-type="float">
            <text:p>0.9999999662</text:p>
          </table:table-cell>
          <table:table-cell table:formula="of:=[.M74]-[.O74]" office:value-type="float" office:value="-0.0000000889178903840104" calcext:value-type="float">
            <text:p>-8.8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9655840509847" calcext:value-type="float">
            <text:p>2.2965584050984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29655840509847" calcext:value-type="float">
            <text:p>-2.3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.13471353295512E-015" calcext:value-type="float">
            <text:p>1.13471353295512E-015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.13471353295512E-015" calcext:value-type="float">
            <text:p>1.13471353295512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12917491404192E-015" calcext:value-type="float">
            <text:p>1.12917491404192E-0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.12917491404192E-015" calcext:value-type="float">
            <text:p>-1.13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7994974" calcext:value-type="float">
            <text:p>3483.038079949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7994974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4.53309373652286E-016" calcext:value-type="float">
            <text:p>4.53309373652286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4.53309373652286E-016" calcext:value-type="float">
            <text:p>-4.53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47365393890275E-017" calcext:value-type="float">
            <text:p>1.47365393890275E-017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47365393890275E-017" calcext:value-type="float">
            <text:p>1.47365393890275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4988990656011E-017" calcext:value-type="float">
            <text:p>1.4988990656011E-0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4988990656011E-017" calcext:value-type="float">
            <text:p>-1.50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184695304" calcext:value-type="float">
            <text:p>2.63020184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184695304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9655840509847" calcext:value-type="float">
            <text:p>2.29655840509847E-013</text:p>
          </table:table-cell>
          <table:table-cell/>
          <table:table-cell table:style-name="ce3" office:value-type="float" office:value="0.905303721558657" calcext:value-type="float">
            <text:p>0.9053037216</text:p>
          </table:table-cell>
          <table:table-cell table:style-name="ce3" office:value-type="float" office:value="-0.0000000000000217475534186012" calcext:value-type="float">
            <text:p>-2.17475534186012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28803568736748" calcext:value-type="float">
            <text:p>2.28803568736748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28803568736748" calcext:value-type="float">
            <text:p>-2.2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2917491404192E-015" calcext:value-type="float">
            <text:p>1.12917491404192E-015</text:p>
          </table:table-cell>
          <table:table-cell/>
          <table:table-cell table:style-name="ce3" office:value-type="float" office:value="1.00490501413406" calcext:value-type="float">
            <text:p>1.0049050141</text:p>
          </table:table-cell>
          <table:table-cell table:style-name="ce3" office:value-type="float" office:value="5.53861891319633E-018" calcext:value-type="float">
            <text:p>5.53861891319633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.80375261188376E-015" calcext:value-type="float">
            <text:p>1.80375261188376E-01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.80375261188376E-015" calcext:value-type="float">
            <text:p>-1.8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7994974" calcext:value-type="float">
            <text:p>3483.0380799497</text:p>
          </table:table-cell>
          <table:table-cell/>
          <table:table-cell table:style-name="ce3" office:value-type="float" office:value="1.00000000152145" calcext:value-type="float">
            <text:p>1.0000000015</text:p>
          </table:table-cell>
          <table:table-cell table:style-name="ce3" office:value-type="float" office:value="0.00000529928001924418" calcext:value-type="float">
            <text:p>5.29928001924418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8524948" calcext:value-type="float">
            <text:p>3483.038085249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8524948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4.53309373652286E-016" calcext:value-type="float">
            <text:p>4.53309373652286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4.53309373652286E-016" calcext:value-type="float">
            <text:p>-4.53309373652286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6.51646614123562E-016" calcext:value-type="float">
            <text:p>6.51646614123562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6.51646614123562E-016" calcext:value-type="float">
            <text:p>-6.5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4988990656011E-017" calcext:value-type="float">
            <text:p>1.4988990656011E-017</text:p>
          </table:table-cell>
          <table:table-cell/>
          <table:table-cell table:style-name="ce3" office:value-type="float" office:value="0.983157553915599" calcext:value-type="float">
            <text:p>0.9831575539</text:p>
          </table:table-cell>
          <table:table-cell table:style-name="ce3" office:value-type="float" office:value="-2.52451266983451E-019" calcext:value-type="float">
            <text:p>-2.52451266983451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3.12706025861724E-017" calcext:value-type="float">
            <text:p>3.12706025861724E-01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3.12706025861724E-017" calcext:value-type="float">
            <text:p>-3.1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84695304" calcext:value-type="float">
            <text:p>2.630201847</text:p>
          </table:table-cell>
          <table:table-cell/>
          <table:table-cell table:style-name="ce3" office:value-type="float" office:value="0.999999966980972" calcext:value-type="float">
            <text:p>0.999999967</text:p>
          </table:table-cell>
          <table:table-cell table:style-name="ce3" office:value-type="float" office:value="-0.0000000868467084913505" calcext:value-type="float">
            <text:p>-8.6846708491350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76009874" calcext:value-type="float">
            <text:p>2.630201760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76009874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8803568736748" calcext:value-type="float">
            <text:p>2.28803568736748E-013</text:p>
          </table:table-cell>
          <table:table-cell/>
          <table:table-cell table:style-name="ce3" office:value-type="float" office:value="0.908675892771835" calcext:value-type="float">
            <text:p>0.9086758928</text:p>
          </table:table-cell>
          <table:table-cell table:style-name="ce3" office:value-type="float" office:value="-0.0000000000000208952816455016" calcext:value-type="float">
            <text:p>-2.08952816455016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28803568736748" calcext:value-type="float">
            <text:p>2.28803568736748E-013</text:p>
          </table:table-cell>
          <table:table-cell/>
          <table:table-cell table:style-name="ce4" table:formula="of:=[.F21]" office:value-type="float" office:value="0.000000000000229655840509847" calcext:value-type="float">
            <text:p>2.29655840509847E-013</text:p>
          </table:table-cell>
          <table:table-cell/>
          <table:table-cell table:formula="of:=[.M33]/[.O33]" office:value-type="float" office:value="0.996288917489724" calcext:value-type="float">
            <text:p>0.9962889175</text:p>
          </table:table-cell>
          <table:table-cell table:formula="of:=[.M33]-[.O33]" office:value-type="float" office:value="-8.52271773098952E-016" calcext:value-type="float">
            <text:p>-8.5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80375261188376E-015" calcext:value-type="float">
            <text:p>1.80375261188376E-015</text:p>
          </table:table-cell>
          <table:table-cell/>
          <table:table-cell table:style-name="ce3" office:value-type="float" office:value="0.629084900822443" calcext:value-type="float">
            <text:p>0.6290849008</text:p>
          </table:table-cell>
          <table:table-cell table:style-name="ce3" office:value-type="float" office:value="-6.69039078928645E-016" calcext:value-type="float">
            <text:p>-6.69039078928645E-0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.80375261188376E-015" calcext:value-type="float">
            <text:p>1.80375261188376E-015</text:p>
          </table:table-cell>
          <table:table-cell/>
          <table:table-cell table:style-name="ce4" table:formula="of:=[.F22]" office:value-type="float" office:value="1.12917491404192E-015" calcext:value-type="float">
            <text:p>1.12917491404192E-015</text:p>
          </table:table-cell>
          <table:table-cell/>
          <table:table-cell table:formula="of:=[.M34]/[.O34]" office:value-type="float" office:value="1.59740761989404" calcext:value-type="float">
            <text:p>1.5974076199</text:p>
          </table:table-cell>
          <table:table-cell table:formula="of:=[.M34]-[.O34]" office:value-type="float" office:value="6.7457769784184E-016" calcext:value-type="float">
            <text:p>6.75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48" calcext:value-type="float">
            <text:p>3483.0380852495</text:p>
          </table:table-cell>
          <table:table-cell/>
          <table:table-cell table:style-name="ce3" office:value-type="float" office:value="0.999999999999866" calcext:value-type="float">
            <text:p>1</text:p>
          </table:table-cell>
          <table:table-cell table:style-name="ce3" office:value-type="float" office:value="-0.000000000465206539956853" calcext:value-type="float">
            <text:p>-4.65206539956853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24948" calcext:value-type="float">
            <text:p>3483.0380852495</text:p>
          </table:table-cell>
          <table:table-cell/>
          <table:table-cell table:style-name="ce4" table:formula="of:=[.F23]" office:value-type="float" office:value="3483.03807994974" calcext:value-type="float">
            <text:p>3483.0380799497</text:p>
          </table:table-cell>
          <table:table-cell/>
          <table:table-cell table:formula="of:=[.M35]/[.O35]" office:value-type="float" office:value="1.00000000152159" calcext:value-type="float">
            <text:p>1.0000000015</text:p>
          </table:table-cell>
          <table:table-cell table:formula="of:=[.M35]-[.O35]" office:value-type="float" office:value="0.00000529973976881593" calcext:value-type="float">
            <text:p>5.3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6.51646614123562E-016" calcext:value-type="float">
            <text:p>6.51646614123562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51646614123562E-016" calcext:value-type="float">
            <text:p>-6.51646614123562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6.51646614123562E-016" calcext:value-type="float">
            <text:p>6.51646614123562E-016</text:p>
          </table:table-cell>
          <table:table-cell/>
          <table:table-cell table:style-name="ce4" table:formula="of:=[.F24]" office:value-type="float" office:value="4.53309373652286E-016" calcext:value-type="float">
            <text:p>4.53309373652286E-016</text:p>
          </table:table-cell>
          <table:table-cell/>
          <table:table-cell table:formula="of:=[.M36]/[.O36]" office:value-type="float" office:value="1.43753174321829" calcext:value-type="float">
            <text:p>1.4375317432</text:p>
          </table:table-cell>
          <table:table-cell table:formula="of:=[.M36]-[.O36]" office:value-type="float" office:value="1.98337240471276E-016" calcext:value-type="float">
            <text:p>1.9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3.12706025861724E-017" calcext:value-type="float">
            <text:p>3.12706025861724E-017</text:p>
          </table:table-cell>
          <table:table-cell/>
          <table:table-cell table:style-name="ce3" office:value-type="float" office:value="0.471258567800797" calcext:value-type="float">
            <text:p>0.4712585678</text:p>
          </table:table-cell>
          <table:table-cell table:style-name="ce3" office:value-type="float" office:value="-1.65340631971449E-017" calcext:value-type="float">
            <text:p>-1.65340631971449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3.12706025861724E-017" calcext:value-type="float">
            <text:p>3.12706025861724E-017</text:p>
          </table:table-cell>
          <table:table-cell/>
          <table:table-cell table:style-name="ce4" table:formula="of:=[.F25]" office:value-type="float" office:value="1.4988990656011E-017" calcext:value-type="float">
            <text:p>1.4988990656011E-017</text:p>
          </table:table-cell>
          <table:table-cell/>
          <table:table-cell table:formula="of:=[.M37]/[.O37]" office:value-type="float" office:value="2.08623804656466" calcext:value-type="float">
            <text:p>2.0862380466</text:p>
          </table:table-cell>
          <table:table-cell table:formula="of:=[.M37]-[.O37]" office:value-type="float" office:value="1.62816119301614E-017" calcext:value-type="float">
            <text:p>1.6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09874" calcext:value-type="float">
            <text:p>2.6302017601</text:p>
          </table:table-cell>
          <table:table-cell/>
          <table:table-cell table:style-name="ce3" office:value-type="float" office:value="1.00000000000288" calcext:value-type="float">
            <text:p>1</text:p>
          </table:table-cell>
          <table:table-cell table:style-name="ce3" office:value-type="float" office:value="0.00000000000758770823949817" calcext:value-type="float">
            <text:p>7.58770823949817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6009874" calcext:value-type="float">
            <text:p>2.6302017601</text:p>
          </table:table-cell>
          <table:table-cell/>
          <table:table-cell table:style-name="ce4" table:formula="of:=[.F26]" office:value-type="float" office:value="2.63020184695304" calcext:value-type="float">
            <text:p>2.630201847</text:p>
          </table:table-cell>
          <table:table-cell/>
          <table:table-cell table:formula="of:=[.M38]/[.O38]" office:value-type="float" office:value="0.999999966978086" calcext:value-type="float">
            <text:p>0.999999967</text:p>
          </table:table-cell>
          <table:table-cell table:formula="of:=[.M38]-[.O38]" office:value-type="float" office:value="-0.0000000868543001963928" calcext:value-type="float">
            <text:p>-8.6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2700207441347" calcext:value-type="float">
            <text:p>2.22700207441347E-013</text:p>
          </table:table-cell>
          <table:table-cell/>
          <table:table-cell table:style-name="ce3" office:value-type="float" office:value="0.933579225093462" calcext:value-type="float">
            <text:p>0.9335792251</text:p>
          </table:table-cell>
          <table:table-cell table:style-name="ce3" office:value-type="float" office:value="-0.0000000000000147919203501011" calcext:value-type="float">
            <text:p>-1.4791920350101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22700207441347" calcext:value-type="float">
            <text:p>2.22700207441347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22700207441347" calcext:value-type="float">
            <text:p>-2.23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3193808876738E-015" calcext:value-type="float">
            <text:p>1.13193808876738E-015</text:p>
          </table:table-cell>
          <table:table-cell/>
          <table:table-cell table:style-name="ce3" office:value-type="float" office:value="1.00245193992082" calcext:value-type="float">
            <text:p>1.0024519399</text:p>
          </table:table-cell>
          <table:table-cell table:style-name="ce3" office:value-type="float" office:value="2.77544418774232E-018" calcext:value-type="float">
            <text:p>2.77544418774232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.13193808876738E-015" calcext:value-type="float">
            <text:p>1.13193808876738E-01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.13193808876738E-015" calcext:value-type="float">
            <text:p>-1.1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5.902939593142E-016" calcext:value-type="float">
            <text:p>5.902939593142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5.902939593142E-016" calcext:value-type="float">
            <text:p>-5.902939593142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5.902939593142E-016" calcext:value-type="float">
            <text:p>5.902939593142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5.902939593142E-016" calcext:value-type="float">
            <text:p>-5.9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44563274447445E-017" calcext:value-type="float">
            <text:p>1.44563274447445E-017</text:p>
          </table:table-cell>
          <table:table-cell/>
          <table:table-cell table:style-name="ce3" office:value-type="float" office:value="1.0193833423706" calcext:value-type="float">
            <text:p>1.0193833424</text:p>
          </table:table-cell>
          <table:table-cell table:style-name="ce3" office:value-type="float" office:value="2.80211944283031E-019" calcext:value-type="float">
            <text:p>2.80211944283031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44563274447445E-017" calcext:value-type="float">
            <text:p>1.44563274447445E-017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44563274447445E-017" calcext:value-type="float">
            <text:p>-1.4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2.22044604925031E-015" calcext:value-type="float">
            <text:p>-2.2204460492503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10633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22700207441347" calcext:value-type="float">
            <text:p>2.22700207441347E-013</text:p>
          </table:table-cell>
          <table:table-cell/>
          <table:table-cell table:style-name="ce4" table:formula="of:=[.F33]" office:value-type="float" office:value="0.000000000000228803568736748" calcext:value-type="float">
            <text:p>2.28803568736748E-013</text:p>
          </table:table-cell>
          <table:table-cell/>
          <table:table-cell table:formula="of:=[.M57]/[.O57]" office:value-type="float" office:value="0.973324885931201" calcext:value-type="float">
            <text:p>0.9733248859</text:p>
          </table:table-cell>
          <table:table-cell table:formula="of:=[.M57]-[.O57]" office:value-type="float" office:value="-6.10336129540101E-015" calcext:value-type="float">
            <text:p>-6.1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3193808876738E-015" calcext:value-type="float">
            <text:p>1.13193808876738E-015</text:p>
          </table:table-cell>
          <table:table-cell/>
          <table:table-cell table:style-name="ce4" table:formula="of:=[.F34]" office:value-type="float" office:value="1.80375261188376E-015" calcext:value-type="float">
            <text:p>1.80375261188376E-015</text:p>
          </table:table-cell>
          <table:table-cell/>
          <table:table-cell table:formula="of:=[.M58]/[.O58]" office:value-type="float" office:value="0.627546195254145" calcext:value-type="float">
            <text:p>0.6275461953</text:p>
          </table:table-cell>
          <table:table-cell table:formula="of:=[.M58]-[.O58]" office:value-type="float" office:value="-6.7181452311638E-016" calcext:value-type="float">
            <text:p>-6.7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35]" office:value-type="float" office:value="3483.03808524948" calcext:value-type="float">
            <text:p>3483.0380852495</text:p>
          </table:table-cell>
          <table:table-cell/>
          <table:table-cell table:formula="of:=[.M59]/[.O59]" office:value-type="float" office:value="0.999999999999868" calcext:value-type="float">
            <text:p>1</text:p>
          </table:table-cell>
          <table:table-cell table:formula="of:=[.M59]-[.O59]" office:value-type="float" office:value="-0.000000000460204319097102" calcext:value-type="float">
            <text:p>-4.6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5.902939593142E-016" calcext:value-type="float">
            <text:p>5.902939593142E-016</text:p>
          </table:table-cell>
          <table:table-cell/>
          <table:table-cell table:style-name="ce4" table:formula="of:=[.F36]" office:value-type="float" office:value="6.51646614123562E-016" calcext:value-type="float">
            <text:p>6.51646614123562E-016</text:p>
          </table:table-cell>
          <table:table-cell/>
          <table:table-cell table:formula="of:=[.M60]/[.O60]" office:value-type="float" office:value="0.905849806506125" calcext:value-type="float">
            <text:p>0.9058498065</text:p>
          </table:table-cell>
          <table:table-cell table:formula="of:=[.M60]-[.O60]" office:value-type="float" office:value="-6.1352654809362E-017" calcext:value-type="float">
            <text:p>-6.14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44563274447445E-017" calcext:value-type="float">
            <text:p>1.44563274447445E-017</text:p>
          </table:table-cell>
          <table:table-cell/>
          <table:table-cell table:style-name="ce4" table:formula="of:=[.F37]" office:value-type="float" office:value="3.12706025861724E-017" calcext:value-type="float">
            <text:p>3.12706025861724E-017</text:p>
          </table:table-cell>
          <table:table-cell/>
          <table:table-cell table:formula="of:=[.M61]/[.O61]" office:value-type="float" office:value="0.462297693333769" calcext:value-type="float">
            <text:p>0.4622976933</text:p>
          </table:table-cell>
          <table:table-cell table:formula="of:=[.M61]-[.O61]" office:value-type="float" office:value="-1.68142751414279E-017" calcext:value-type="float">
            <text:p>-1.68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38]" office:value-type="float" office:value="2.63020176009874" calcext:value-type="float">
            <text:p>2.6302017601</text:p>
          </table:table-cell>
          <table:table-cell/>
          <table:table-cell table:formula="of:=[.M62]/[.O62]" office:value-type="float" office:value="1.00000000000289" calcext:value-type="float">
            <text:p>1</text:p>
          </table:table-cell>
          <table:table-cell table:formula="of:=[.M62]-[.O62]" office:value-type="float" office:value="0.00000000000758992868554742" calcext:value-type="float">
            <text:p>7.59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22700207441347" calcext:value-type="float">
            <text:p>2.22700207441347E-013</text:p>
          </table:table-cell>
          <table:table-cell/>
          <table:table-cell table:style-name="ce4" table:formula="of:=[.F21]" office:value-type="float" office:value="0.000000000000229655840509847" calcext:value-type="float">
            <text:p>2.29655840509847E-013</text:p>
          </table:table-cell>
          <table:table-cell/>
          <table:table-cell table:formula="of:=[.M69]/[.O69]" office:value-type="float" office:value="0.969712796970205" calcext:value-type="float">
            <text:p>0.969712797</text:p>
          </table:table-cell>
          <table:table-cell table:formula="of:=[.M69]-[.O69]" office:value-type="float" office:value="-6.95563306849996E-015" calcext:value-type="float">
            <text:p>-6.9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3193808876738E-015" calcext:value-type="float">
            <text:p>1.13193808876738E-015</text:p>
          </table:table-cell>
          <table:table-cell/>
          <table:table-cell table:style-name="ce4" table:formula="of:=[.F22]" office:value-type="float" office:value="1.12917491404192E-015" calcext:value-type="float">
            <text:p>1.12917491404192E-015</text:p>
          </table:table-cell>
          <table:table-cell/>
          <table:table-cell table:formula="of:=[.M70]/[.O70]" office:value-type="float" office:value="1.00244707413448" calcext:value-type="float">
            <text:p>1.0024470741</text:p>
          </table:table-cell>
          <table:table-cell table:formula="of:=[.M70]-[.O70]" office:value-type="float" office:value="2.76317472545993E-018" calcext:value-type="float">
            <text:p>2.76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23]" office:value-type="float" office:value="3483.03807994974" calcext:value-type="float">
            <text:p>3483.0380799497</text:p>
          </table:table-cell>
          <table:table-cell/>
          <table:table-cell table:formula="of:=[.M71]/[.O71]" office:value-type="float" office:value="1.00000000152145" calcext:value-type="float">
            <text:p>1.0000000015</text:p>
          </table:table-cell>
          <table:table-cell table:formula="of:=[.M71]-[.O71]" office:value-type="float" office:value="0.00000529927956449683" calcext:value-type="float">
            <text:p>5.3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5.902939593142E-016" calcext:value-type="float">
            <text:p>5.902939593142E-016</text:p>
          </table:table-cell>
          <table:table-cell/>
          <table:table-cell table:style-name="ce4" table:formula="of:=[.F24]" office:value-type="float" office:value="4.53309373652286E-016" calcext:value-type="float">
            <text:p>4.53309373652286E-016</text:p>
          </table:table-cell>
          <table:table-cell/>
          <table:table-cell table:formula="of:=[.M72]/[.O72]" office:value-type="float" office:value="1.3021878514407" calcext:value-type="float">
            <text:p>1.3021878514</text:p>
          </table:table-cell>
          <table:table-cell table:formula="of:=[.M72]-[.O72]" office:value-type="float" office:value="1.36984585661914E-016" calcext:value-type="float">
            <text:p>1.37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44563274447445E-017" calcext:value-type="float">
            <text:p>1.44563274447445E-017</text:p>
          </table:table-cell>
          <table:table-cell/>
          <table:table-cell table:style-name="ce4" table:formula="of:=[.F25]" office:value-type="float" office:value="1.4988990656011E-017" calcext:value-type="float">
            <text:p>1.4988990656011E-017</text:p>
          </table:table-cell>
          <table:table-cell/>
          <table:table-cell table:formula="of:=[.M73]/[.O73]" office:value-type="float" office:value="0.964463036671993" calcext:value-type="float">
            <text:p>0.9644630367</text:p>
          </table:table-cell>
          <table:table-cell table:formula="of:=[.M73]-[.O73]" office:value-type="float" office:value="-5.32663211266501E-019" calcext:value-type="float">
            <text:p>-5.33E-0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26]" office:value-type="float" office:value="2.63020184695304" calcext:value-type="float">
            <text:p>2.630201847</text:p>
          </table:table-cell>
          <table:table-cell/>
          <table:table-cell table:formula="of:=[.M74]/[.O74]" office:value-type="float" office:value="0.999999966980971" calcext:value-type="float">
            <text:p>0.999999967</text:p>
          </table:table-cell>
          <table:table-cell table:formula="of:=[.M74]-[.O74]" office:value-type="float" office:value="-0.0000000868467102677073" calcext:value-type="float">
            <text:p>-8.6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4940640902624" calcext:value-type="float">
            <text:p>2.24940640902624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24940640902624" calcext:value-type="float">
            <text:p>-2.25E-01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.13471353295512E-015" calcext:value-type="float">
            <text:p>1.13471353295512E-015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.13471353295512E-015" calcext:value-type="float">
            <text:p>1.13471353295512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9.77789852946486E-016" calcext:value-type="float">
            <text:p>9.77789852946486E-01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9.77789852946486E-016" calcext:value-type="float">
            <text:p>-9.78E-016</text:p>
          </table:table-cell>
          <table:table-cell/>
          <table:table-cell table:style-name="ce3" table:formula="of:=SQRT([.D9]*[.D9]+[.D10]*[.D10]+[.D11]*[.D11])" office:value-type="float" office:value="3483.03808524901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1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901" calcext:value-type="float">
            <text:p>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8485588" calcext:value-type="float">
            <text:p>3483.038084855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8485588" calcext:value-type="float">
            <text:p>-3.48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5.80230616941529E-016" calcext:value-type="float">
            <text:p>5.80230616941529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5.80230616941529E-016" calcext:value-type="float">
            <text:p>-5.80E-01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47365393890275E-017" calcext:value-type="float">
            <text:p>1.47365393890275E-017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47365393890275E-017" calcext:value-type="float">
            <text:p>1.47365393890275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4.1490508383847E-018" calcext:value-type="float">
            <text:p>4.1490508383847E-01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4.1490508383847E-018" calcext:value-type="float">
            <text:p>-4.15E-018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176654922" calcext:value-type="float">
            <text:p>2.630201766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176654922" calcext:value-type="float">
            <text:p>-2.63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4940640902624" calcext:value-type="float">
            <text:p>2.24940640902624E-013</text:p>
          </table:table-cell>
          <table:table-cell/>
          <table:table-cell table:style-name="ce3" office:value-type="float" office:value="0.924280673590013" calcext:value-type="float">
            <text:p>0.9242806736</text:p>
          </table:table-cell>
          <table:table-cell table:style-name="ce3" office:value-type="float" office:value="-0.0000000000000170323538113774" calcext:value-type="float">
            <text:p>-1.70323538113774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27496884389898" calcext:value-type="float">
            <text:p>2.27496884389898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27496884389898" calcext:value-type="float">
            <text:p>-2.27E-01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9.77789852946486E-016" calcext:value-type="float">
            <text:p>9.77789852946486E-016</text:p>
          </table:table-cell>
          <table:table-cell/>
          <table:table-cell table:style-name="ce3" office:value-type="float" office:value="1.16048814531646" calcext:value-type="float">
            <text:p>1.1604881453</text:p>
          </table:table-cell>
          <table:table-cell table:style-name="ce3" office:value-type="float" office:value="1.56923680008633E-016" calcext:value-type="float">
            <text:p>1.56923680008633E-0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5.36492981320746E-015" calcext:value-type="float">
            <text:p>5.36492981320746E-01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5.36492981320746E-015" calcext:value-type="float">
            <text:p>-5.36E-015</text:p>
          </table:table-cell>
          <table:table-cell/>
          <table:table-cell table:style-name="ce3" table:formula="of:=SQRT([.D21]*[.D21]+[.D22]*[.D22]+[.D23]*[.D23])" office:value-type="float" office:value="3483.03808524901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485588" calcext:value-type="float">
            <text:p>3483.0380848559</text:p>
          </table:table-cell>
          <table:table-cell/>
          <table:table-cell table:formula="of:=[.T22]/[.V22]" office:value-type="float" office:value="1.00000000011287" calcext:value-type="float">
            <text:p>1.0000000001</text:p>
          </table:table-cell>
          <table:table-cell table:formula="of:=[.T22]-[.V22]" office:value-type="float" office:value="0.00000039312999433605" calcext:value-type="float">
            <text:p>3.9312999433605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485588" calcext:value-type="float">
            <text:p>3483.0380848559</text:p>
          </table:table-cell>
          <table:table-cell/>
          <table:table-cell table:style-name="ce3" office:value-type="float" office:value="1.00000000011287" calcext:value-type="float">
            <text:p>1.0000000001</text:p>
          </table:table-cell>
          <table:table-cell table:style-name="ce3" office:value-type="float" office:value="0.00000039313499655691" calcext:value-type="float">
            <text:p>3.9313499655691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8524908" calcext:value-type="float">
            <text:p>3483.038085249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8524908" calcext:value-type="float">
            <text:p>-3.48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5.80230616941529E-016" calcext:value-type="float">
            <text:p>5.80230616941529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5.80230616941529E-016" calcext:value-type="float">
            <text:p>-5.8023061694152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6.32164732411958E-016" calcext:value-type="float">
            <text:p>6.32164732411958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6.32164732411958E-016" calcext:value-type="float">
            <text:p>-6.32E-01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4.1490508383847E-018" calcext:value-type="float">
            <text:p>4.1490508383847E-018</text:p>
          </table:table-cell>
          <table:table-cell/>
          <table:table-cell table:style-name="ce3" office:value-type="float" office:value="3.55178568859492" calcext:value-type="float">
            <text:p>3.5517856886</text:p>
          </table:table-cell>
          <table:table-cell table:style-name="ce3" office:value-type="float" office:value="1.05874885506428E-017" calcext:value-type="float">
            <text:p>1.0587488550642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20818780468847E-016" calcext:value-type="float">
            <text:p>1.20818780468847E-01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20818780468847E-016" calcext:value-type="float">
            <text:p>-1.21E-016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654922" calcext:value-type="float">
            <text:p>2.6302017665</text:p>
          </table:table-cell>
          <table:table-cell/>
          <table:table-cell table:formula="of:=[.T25]/[.V25]" office:value-type="float" office:value="0.99999999755042" calcext:value-type="float">
            <text:p>0.9999999976</text:p>
          </table:table-cell>
          <table:table-cell table:formula="of:=[.T25]-[.V25]" office:value-type="float" office:value="-0.00000000644289022133648" calcext:value-type="float">
            <text:p>-6.44289022133648E-009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654922" calcext:value-type="float">
            <text:p>2.6302017665</text:p>
          </table:table-cell>
          <table:table-cell/>
          <table:table-cell table:style-name="ce3" office:value-type="float" office:value="0.999999997550421" calcext:value-type="float">
            <text:p>0.9999999976</text:p>
          </table:table-cell>
          <table:table-cell table:style-name="ce3" office:value-type="float" office:value="-0.0000000064428866686228" calcext:value-type="float">
            <text:p>-6.442886668622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76010516" calcext:value-type="float">
            <text:p>2.630201760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76010516" calcext:value-type="float">
            <text:p>-2.63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16" calcext:value-type="float">
            <text:p>16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7496884389898" calcext:value-type="float">
            <text:p>2.27496884389898E-013</text:p>
          </table:table-cell>
          <table:table-cell/>
          <table:table-cell table:style-name="ce3" office:value-type="float" office:value="0.913895096404573" calcext:value-type="float">
            <text:p>0.9138950964</text:p>
          </table:table-cell>
          <table:table-cell table:style-name="ce3" office:value-type="float" office:value="-0.0000000000000195885972986523" calcext:value-type="float">
            <text:p>-1.95885972986523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27496884389898" calcext:value-type="float">
            <text:p>2.27496884389898E-013</text:p>
          </table:table-cell>
          <table:table-cell/>
          <table:table-cell table:style-name="ce4" table:formula="of:=[.F21]" office:value-type="float" office:value="0.000000000000224940640902624" calcext:value-type="float">
            <text:p>2.24940640902624E-013</text:p>
          </table:table-cell>
          <table:table-cell/>
          <table:table-cell table:formula="of:=[.M33]/[.O33]" office:value-type="float" office:value="1.01136408021697" calcext:value-type="float">
            <text:p>1.0113640802</text:p>
          </table:table-cell>
          <table:table-cell table:formula="of:=[.M33]-[.O33]" office:value-type="float" office:value="2.556243487274E-015" calcext:value-type="float">
            <text:p>2.56E-015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5.36492981320746E-015" calcext:value-type="float">
            <text:p>5.36492981320746E-015</text:p>
          </table:table-cell>
          <table:table-cell/>
          <table:table-cell table:style-name="ce3" office:value-type="float" office:value="0.21150575542697" calcext:value-type="float">
            <text:p>0.2115057554</text:p>
          </table:table-cell>
          <table:table-cell table:style-name="ce3" office:value-type="float" office:value="-4.23021628025234E-015" calcext:value-type="float">
            <text:p>-4.2302162802523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5.36492981320746E-015" calcext:value-type="float">
            <text:p>5.36492981320746E-015</text:p>
          </table:table-cell>
          <table:table-cell/>
          <table:table-cell table:style-name="ce4" table:formula="of:=[.F22]" office:value-type="float" office:value="9.77789852946486E-016" calcext:value-type="float">
            <text:p>9.77789852946486E-016</text:p>
          </table:table-cell>
          <table:table-cell/>
          <table:table-cell table:formula="of:=[.M34]/[.O34]" office:value-type="float" office:value="5.48679227652108" calcext:value-type="float">
            <text:p>5.4867922765</text:p>
          </table:table-cell>
          <table:table-cell table:formula="of:=[.M34]-[.O34]" office:value-type="float" office:value="4.38713996026097E-015" calcext:value-type="float">
            <text:p>4.39E-015</text:p>
          </table:table-cell>
          <table:table-cell/>
          <table:table-cell table:style-name="ce3" table:formula="of:=SQRT([.D33]*[.D33]+[.D34]*[.D34]+[.D35]*[.D35])" office:value-type="float" office:value="3483.03808524901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8" calcext:value-type="float">
            <text:p>3483.0380852491</text:p>
          </table:table-cell>
          <table:table-cell/>
          <table:table-cell table:formula="of:=[.T34]/[.V34]" office:value-type="float" office:value="0.99999999999998" calcext:value-type="float">
            <text:p>1</text:p>
          </table:table-cell>
          <table:table-cell table:formula="of:=[.T34]-[.V34]" office:value-type="float" office:value="-0.0000000000700310920365155" calcext:value-type="float">
            <text:p>-7.00310920365155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8" calcext:value-type="float">
            <text:p>3483.0380852491</text:p>
          </table:table-cell>
          <table:table-cell/>
          <table:table-cell table:style-name="ce3" office:value-type="float" office:value="0.999999999999981" calcext:value-type="float">
            <text:p>1</text:p>
          </table:table-cell>
          <table:table-cell table:style-name="ce3" office:value-type="float" office:value="-0.0000000000677573552820832" calcext:value-type="float">
            <text:p>-6.7757355282083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24908" calcext:value-type="float">
            <text:p>3483.0380852491</text:p>
          </table:table-cell>
          <table:table-cell/>
          <table:table-cell table:style-name="ce4" table:formula="of:=[.F23]" office:value-type="float" office:value="3483.03808485588" calcext:value-type="float">
            <text:p>3483.0380848559</text:p>
          </table:table-cell>
          <table:table-cell/>
          <table:table-cell table:formula="of:=[.M35]/[.O35]" office:value-type="float" office:value="1.00000000011289" calcext:value-type="float">
            <text:p>1.0000000001</text:p>
          </table:table-cell>
          <table:table-cell table:formula="of:=[.M35]-[.O35]" office:value-type="float" office:value="0.000000393200025428087" calcext:value-type="float">
            <text:p>3.93E-00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6.32164732411958E-016" calcext:value-type="float">
            <text:p>6.32164732411958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32164732411958E-016" calcext:value-type="float">
            <text:p>-6.3216473241195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6.32164732411958E-016" calcext:value-type="float">
            <text:p>6.32164732411958E-016</text:p>
          </table:table-cell>
          <table:table-cell/>
          <table:table-cell table:style-name="ce4" table:formula="of:=[.F24]" office:value-type="float" office:value="5.80230616941529E-016" calcext:value-type="float">
            <text:p>5.80230616941529E-016</text:p>
          </table:table-cell>
          <table:table-cell/>
          <table:table-cell table:formula="of:=[.M36]/[.O36]" office:value-type="float" office:value="1.08950598943603" calcext:value-type="float">
            <text:p>1.0895059894</text:p>
          </table:table-cell>
          <table:table-cell table:formula="of:=[.M36]-[.O36]" office:value-type="float" office:value="5.19341154704289E-017" calcext:value-type="float">
            <text:p>5.19E-017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20818780468847E-016" calcext:value-type="float">
            <text:p>1.20818780468847E-016</text:p>
          </table:table-cell>
          <table:table-cell/>
          <table:table-cell table:style-name="ce3" office:value-type="float" office:value="0.121972257391121" calcext:value-type="float">
            <text:p>0.1219722574</text:p>
          </table:table-cell>
          <table:table-cell table:style-name="ce3" office:value-type="float" office:value="-1.06082241079819E-016" calcext:value-type="float">
            <text:p>-1.06082241079819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20818780468847E-016" calcext:value-type="float">
            <text:p>1.20818780468847E-016</text:p>
          </table:table-cell>
          <table:table-cell/>
          <table:table-cell table:style-name="ce4" table:formula="of:=[.F25]" office:value-type="float" office:value="4.1490508383847E-018" calcext:value-type="float">
            <text:p>4.1490508383847E-018</text:p>
          </table:table-cell>
          <table:table-cell/>
          <table:table-cell table:formula="of:=[.M37]/[.O37]" office:value-type="float" office:value="29.1196192032884" calcext:value-type="float">
            <text:p>29.1196192033</text:p>
          </table:table-cell>
          <table:table-cell table:formula="of:=[.M37]-[.O37]" office:value-type="float" office:value="1.16669729630462E-016" calcext:value-type="float">
            <text:p>1.17E-016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516" calcext:value-type="float">
            <text:p>2.6302017601</text:p>
          </table:table-cell>
          <table:table-cell/>
          <table:table-cell table:formula="of:=[.T37]/[.V37]" office:value-type="float" office:value="1.00000000000044" calcext:value-type="float">
            <text:p>1</text:p>
          </table:table-cell>
          <table:table-cell table:formula="of:=[.T37]-[.V37]" office:value-type="float" office:value="0.00000000000116973097874507" calcext:value-type="float">
            <text:p>1.16973097874507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516" calcext:value-type="float">
            <text:p>2.6302017601</text:p>
          </table:table-cell>
          <table:table-cell/>
          <table:table-cell table:style-name="ce3" office:value-type="float" office:value="1.00000000000044" calcext:value-type="float">
            <text:p>1</text:p>
          </table:table-cell>
          <table:table-cell table:style-name="ce3" office:value-type="float" office:value="0.00000000000116839871111551" calcext:value-type="float">
            <text:p>1.1683987111155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6010516" calcext:value-type="float">
            <text:p>2.6302017601</text:p>
          </table:table-cell>
          <table:table-cell/>
          <table:table-cell table:style-name="ce4" table:formula="of:=[.F26]" office:value-type="float" office:value="2.63020176654922" calcext:value-type="float">
            <text:p>2.6302017665</text:p>
          </table:table-cell>
          <table:table-cell/>
          <table:table-cell table:formula="of:=[.M38]/[.O38]" office:value-type="float" office:value="0.999999997549975" calcext:value-type="float">
            <text:p>0.9999999975</text:p>
          </table:table-cell>
          <table:table-cell table:formula="of:=[.M38]-[.O38]" office:value-type="float" office:value="-0.00000000644405995231523" calcext:value-type="float">
            <text:p>-6.44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2" calcext:value-type="float">
            <text:p>152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19069456391902" calcext:value-type="float">
            <text:p>2.19069456391902E-013</text:p>
          </table:table-cell>
          <table:table-cell/>
          <table:table-cell table:style-name="ce3" office:value-type="float" office:value="0.949051914929257" calcext:value-type="float">
            <text:p>0.9490519149</text:p>
          </table:table-cell>
          <table:table-cell table:style-name="ce3" office:value-type="float" office:value="-0.000000000000011161169300656" calcext:value-type="float">
            <text:p>-1.1161169300656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19069456391902" calcext:value-type="float">
            <text:p>2.19069456391902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19069456391902" calcext:value-type="float">
            <text:p>-2.19E-01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-1.33887067772938E-016" calcext:value-type="float">
            <text:p>-1.33887067772938E-016</text:p>
          </table:table-cell>
          <table:table-cell/>
          <table:table-cell table:style-name="ce3" office:value-type="float" office:value="-8.47515411181835" calcext:value-type="float">
            <text:p>-8.4751541118</text:p>
          </table:table-cell>
          <table:table-cell table:style-name="ce3" office:value-type="float" office:value="1.26860060072806E-015" calcext:value-type="float">
            <text:p>1.26860060072806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-1.33887067772938E-016" calcext:value-type="float">
            <text:p>-1.33887067772938E-016</text:p>
          </table:table-cell>
          <table:table-cell/>
          <table:table-cell table:formula="of:=[.M46]/[.O46]" office:value-type="float" office:value="-0" calcext:value-type="float">
            <text:p>0</text:p>
          </table:table-cell>
          <table:table-cell table:formula="of:=[.M46]-[.O46]" office:value-type="float" office:value="1.33887067772938E-016" calcext:value-type="float">
            <text:p>1.34E-016</text:p>
          </table:table-cell>
          <table:table-cell/>
          <table:table-cell table:style-name="ce3" table:formula="of:=SQRT([.D45]*[.D45]+[.D46]*[.D46]+[.D47]*[.D47])" office:value-type="float" office:value="3483.03808524901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3483.03808524902" calcext:value-type="float">
            <text:p>3483.038085249</text:p>
          </table:table-cell>
          <table:table-cell/>
          <table:table-cell table:formula="of:=[.T46]/[.V46]" office:value-type="float" office:value="0.999999999999997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454747350886464" calcext:value-type="float">
            <text:p>-4.54747350886464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4902" calcext:value-type="float">
            <text:p>-3.48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72141893178604E-016" calcext:value-type="float">
            <text:p>3.72141893178604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3.72141893178604E-016" calcext:value-type="float">
            <text:p>-3.72141893178604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3.72141893178604E-016" calcext:value-type="float">
            <text:p>3.72141893178604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3.72141893178604E-016" calcext:value-type="float">
            <text:p>-3.72E-01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-3.32020982842438E-017" calcext:value-type="float">
            <text:p>-3.32020982842438E-017</text:p>
          </table:table-cell>
          <table:table-cell/>
          <table:table-cell table:style-name="ce3" office:value-type="float" office:value="-0.443843616836133" calcext:value-type="float">
            <text:p>-0.4438436168</text:p>
          </table:table-cell>
          <table:table-cell table:style-name="ce3" office:value-type="float" office:value="4.79386376732713E-017" calcext:value-type="float">
            <text:p>4.79386376732713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-3.32020982842438E-017" calcext:value-type="float">
            <text:p>-3.32020982842438E-017</text:p>
          </table:table-cell>
          <table:table-cell/>
          <table:table-cell table:formula="of:=[.M49]/[.O49]" office:value-type="float" office:value="-0" calcext:value-type="float">
            <text:p>0</text:p>
          </table:table-cell>
          <table:table-cell table:formula="of:=[.M49]-[.O49]" office:value-type="float" office:value="3.32020982842438E-017" calcext:value-type="float">
            <text:p>3.32E-017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2.63020176010633" calcext:value-type="float">
            <text:p>2.6302017601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.10862446895044E-015" calcext:value-type="float">
            <text:p>3.10862446895044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10633" calcext:value-type="float">
            <text:p>-2.63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19069456391902" calcext:value-type="float">
            <text:p>2.19069456391902E-013</text:p>
          </table:table-cell>
          <table:table-cell/>
          <table:table-cell table:style-name="ce4" table:formula="of:=[.F33]" office:value-type="float" office:value="0.000000000000227496884389898" calcext:value-type="float">
            <text:p>2.27496884389898E-013</text:p>
          </table:table-cell>
          <table:table-cell/>
          <table:table-cell table:formula="of:=[.M57]/[.O57]" office:value-type="float" office:value="0.962955853129168" calcext:value-type="float">
            <text:p>0.9629558531</text:p>
          </table:table-cell>
          <table:table-cell table:formula="of:=[.M57]-[.O57]" office:value-type="float" office:value="-8.42742799799597E-015" calcext:value-type="float">
            <text:p>-8.43E-01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1.33887067772938E-016" calcext:value-type="float">
            <text:p>-1.33887067772938E-016</text:p>
          </table:table-cell>
          <table:table-cell/>
          <table:table-cell table:style-name="ce4" table:formula="of:=[.F34]" office:value-type="float" office:value="5.36492981320746E-015" calcext:value-type="float">
            <text:p>5.36492981320746E-015</text:p>
          </table:table-cell>
          <table:table-cell/>
          <table:table-cell table:formula="of:=[.M58]/[.O58]" office:value-type="float" office:value="-0.0249559775122002" calcext:value-type="float">
            <text:p>-0.0249559775</text:p>
          </table:table-cell>
          <table:table-cell table:formula="of:=[.M58]-[.O58]" office:value-type="float" office:value="-5.4988168809804E-015" calcext:value-type="float">
            <text:p>-5.50E-01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35]" office:value-type="float" office:value="3483.03808524908" calcext:value-type="float">
            <text:p>3483.0380852491</text:p>
          </table:table-cell>
          <table:table-cell/>
          <table:table-cell table:formula="of:=[.M59]/[.O59]" office:value-type="float" office:value="0.999999999999983" calcext:value-type="float">
            <text:p>1</text:p>
          </table:table-cell>
          <table:table-cell table:formula="of:=[.M59]-[.O59]" office:value-type="float" office:value="-0.0000000000600266503170133" calcext:value-type="float">
            <text:p>-6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72141893178604E-016" calcext:value-type="float">
            <text:p>3.72141893178604E-016</text:p>
          </table:table-cell>
          <table:table-cell/>
          <table:table-cell table:style-name="ce4" table:formula="of:=[.F36]" office:value-type="float" office:value="6.32164732411958E-016" calcext:value-type="float">
            <text:p>6.32164732411958E-016</text:p>
          </table:table-cell>
          <table:table-cell/>
          <table:table-cell table:formula="of:=[.M60]/[.O60]" office:value-type="float" office:value="0.588678668863313" calcext:value-type="float">
            <text:p>0.5886786689</text:p>
          </table:table-cell>
          <table:table-cell table:formula="of:=[.M60]-[.O60]" office:value-type="float" office:value="-2.60022839233354E-016" calcext:value-type="float">
            <text:p>-2.60E-0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3.32020982842438E-017" calcext:value-type="float">
            <text:p>-3.32020982842438E-017</text:p>
          </table:table-cell>
          <table:table-cell/>
          <table:table-cell table:style-name="ce4" table:formula="of:=[.F37]" office:value-type="float" office:value="1.20818780468847E-016" calcext:value-type="float">
            <text:p>1.20818780468847E-016</text:p>
          </table:table-cell>
          <table:table-cell/>
          <table:table-cell table:formula="of:=[.M61]/[.O61]" office:value-type="float" office:value="-0.274809083119366" calcext:value-type="float">
            <text:p>-0.2748090831</text:p>
          </table:table-cell>
          <table:table-cell table:formula="of:=[.M61]-[.O61]" office:value-type="float" office:value="-1.54020878753091E-016" calcext:value-type="float">
            <text:p>-1.54E-0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38]" office:value-type="float" office:value="2.63020176010516" calcext:value-type="float">
            <text:p>2.6302017601</text:p>
          </table:table-cell>
          <table:table-cell/>
          <table:table-cell table:formula="of:=[.M62]/[.O62]" office:value-type="float" office:value="1.00000000000044" calcext:value-type="float">
            <text:p>1</text:p>
          </table:table-cell>
          <table:table-cell table:formula="of:=[.M62]-[.O62]" office:value-type="float" office:value="0.00000000000116973097874507" calcext:value-type="float">
            <text:p>1.17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19069456391902" calcext:value-type="float">
            <text:p>2.19069456391902E-013</text:p>
          </table:table-cell>
          <table:table-cell/>
          <table:table-cell table:style-name="ce4" table:formula="of:=[.F21]" office:value-type="float" office:value="0.000000000000224940640902624" calcext:value-type="float">
            <text:p>2.24940640902624E-013</text:p>
          </table:table-cell>
          <table:table-cell/>
          <table:table-cell table:formula="of:=[.M69]/[.O69]" office:value-type="float" office:value="0.973898960689529" calcext:value-type="float">
            <text:p>0.9738989607</text:p>
          </table:table-cell>
          <table:table-cell table:formula="of:=[.M69]-[.O69]" office:value-type="float" office:value="-5.87118451072197E-015" calcext:value-type="float">
            <text:p>-5.87E-01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1.33887067772938E-016" calcext:value-type="float">
            <text:p>-1.33887067772938E-016</text:p>
          </table:table-cell>
          <table:table-cell/>
          <table:table-cell table:style-name="ce4" table:formula="of:=[.F22]" office:value-type="float" office:value="9.77789852946486E-016" calcext:value-type="float">
            <text:p>9.77789852946486E-016</text:p>
          </table:table-cell>
          <table:table-cell/>
          <table:table-cell table:formula="of:=[.M70]/[.O70]" office:value-type="float" office:value="-0.136928264666974" calcext:value-type="float">
            <text:p>-0.1369282647</text:p>
          </table:table-cell>
          <table:table-cell table:formula="of:=[.M70]-[.O70]" office:value-type="float" office:value="-1.11167692071942E-015" calcext:value-type="float">
            <text:p>-1.11E-01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23]" office:value-type="float" office:value="3483.03808485588" calcext:value-type="float">
            <text:p>3483.0380848559</text:p>
          </table:table-cell>
          <table:table-cell/>
          <table:table-cell table:formula="of:=[.M71]/[.O71]" office:value-type="float" office:value="1.00000000011287" calcext:value-type="float">
            <text:p>1.0000000001</text:p>
          </table:table-cell>
          <table:table-cell table:formula="of:=[.M71]-[.O71]" office:value-type="float" office:value="0.00000039313999877777" calcext:value-type="float">
            <text:p>3.93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72141893178604E-016" calcext:value-type="float">
            <text:p>3.72141893178604E-016</text:p>
          </table:table-cell>
          <table:table-cell/>
          <table:table-cell table:style-name="ce4" table:formula="of:=[.F24]" office:value-type="float" office:value="5.80230616941529E-016" calcext:value-type="float">
            <text:p>5.80230616941529E-016</text:p>
          </table:table-cell>
          <table:table-cell/>
          <table:table-cell table:formula="of:=[.M72]/[.O72]" office:value-type="float" office:value="0.641368935579808" calcext:value-type="float">
            <text:p>0.6413689356</text:p>
          </table:table-cell>
          <table:table-cell table:formula="of:=[.M72]-[.O72]" office:value-type="float" office:value="-2.08088723762925E-016" calcext:value-type="float">
            <text:p>-2.08E-0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3.32020982842438E-017" calcext:value-type="float">
            <text:p>-3.32020982842438E-017</text:p>
          </table:table-cell>
          <table:table-cell/>
          <table:table-cell table:style-name="ce4" table:formula="of:=[.F25]" office:value-type="float" office:value="4.1490508383847E-018" calcext:value-type="float">
            <text:p>4.1490508383847E-018</text:p>
          </table:table-cell>
          <table:table-cell/>
          <table:table-cell table:formula="of:=[.M73]/[.O73]" office:value-type="float" office:value="-8.00233585404077" calcext:value-type="float">
            <text:p>-8.002335854</text:p>
          </table:table-cell>
          <table:table-cell table:formula="of:=[.M73]-[.O73]" office:value-type="float" office:value="-3.73511491226285E-017" calcext:value-type="float">
            <text:p>-3.74E-01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3" calcext:value-type="float">
            <text:p>2.6302017601</text:p>
          </table:table-cell>
          <table:table-cell/>
          <table:table-cell table:style-name="ce4" table:formula="of:=[.F26]" office:value-type="float" office:value="2.63020176654922" calcext:value-type="float">
            <text:p>2.6302017665</text:p>
          </table:table-cell>
          <table:table-cell/>
          <table:table-cell table:formula="of:=[.M74]/[.O74]" office:value-type="float" office:value="0.99999999755042" calcext:value-type="float">
            <text:p>0.9999999976</text:p>
          </table:table-cell>
          <table:table-cell table:formula="of:=[.M74]-[.O74]" office:value-type="float" office:value="-0.00000000644289022133648" calcext:value-type="float">
            <text:p>-6.44E-0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29858517076089" calcext:value-type="float">
            <text:p>2.29858517076089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29858517076089" calcext:value-type="float">
            <text:p>-2.3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.13471353295512E-015" calcext:value-type="float">
            <text:p>1.13471353295512E-015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.13471353295512E-015" calcext:value-type="float">
            <text:p>1.13471353295512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123896485916E-015" calcext:value-type="float">
            <text:p>1.123896485916E-01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.123896485916E-015" calcext:value-type="float">
            <text:p>-1.12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483.03808522522" calcext:value-type="float">
            <text:p>3483.038085225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83.03808522522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6.58366502309706E-016" calcext:value-type="float">
            <text:p>6.58366502309706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6.58366502309706E-016" calcext:value-type="float">
            <text:p>-6.58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47365393890275E-017" calcext:value-type="float">
            <text:p>1.47365393890275E-017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47365393890275E-017" calcext:value-type="float">
            <text:p>1.47365393890275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43367512106355E-017" calcext:value-type="float">
            <text:p>1.43367512106355E-0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43367512106355E-017" calcext:value-type="float">
            <text:p>-1.4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63020176049634" calcext:value-type="float">
            <text:p>2.630201760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63020176049634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9858517076089" calcext:value-type="float">
            <text:p>2.29858517076089E-013</text:p>
          </table:table-cell>
          <table:table-cell/>
          <table:table-cell table:style-name="ce3" office:value-type="float" office:value="0.90450547465432" calcext:value-type="float">
            <text:p>0.9045054747</text:p>
          </table:table-cell>
          <table:table-cell table:style-name="ce3" office:value-type="float" office:value="-0.000000000000021950229984843" calcext:value-type="float">
            <text:p>-2.1950229984843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13447027706779" calcext:value-type="float">
            <text:p>2.13447027706779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13447027706779" calcext:value-type="float">
            <text:p>-2.13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23896485916E-015" calcext:value-type="float">
            <text:p>1.123896485916E-015</text:p>
          </table:table-cell>
          <table:table-cell/>
          <table:table-cell table:style-name="ce3" office:value-type="float" office:value="1.00962459370117" calcext:value-type="float">
            <text:p>1.0096245937</text:p>
          </table:table-cell>
          <table:table-cell table:style-name="ce3" office:value-type="float" office:value="1.08170470391149E-017" calcext:value-type="float">
            <text:p>1.08170470391149E-0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-9.15163247816344E-015" calcext:value-type="float">
            <text:p>-9.15163247816344E-015</text:p>
          </table:table-cell>
          <table:table-cell/>
          <table:table-cell table:formula="of:=[.M22]/[.O22]" office:value-type="float" office:value="-0" calcext:value-type="float">
            <text:p>0</text:p>
          </table:table-cell>
          <table:table-cell table:formula="of:=[.M22]-[.O22]" office:value-type="float" office:value="9.15163247816344E-015" calcext:value-type="float">
            <text:p>9.1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2522" calcext:value-type="float">
            <text:p>3483.0380852252</text:p>
          </table:table-cell>
          <table:table-cell/>
          <table:table-cell table:style-name="ce3" office:value-type="float" office:value="1.00000000000683" calcext:value-type="float">
            <text:p>1</text:p>
          </table:table-cell>
          <table:table-cell table:style-name="ce3" office:value-type="float" office:value="0.000000023799657355994" calcext:value-type="float">
            <text:p>2.3799657355994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483.03808524903" calcext:value-type="float">
            <text:p>3483.03808524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83.03808524903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6.58366502309706E-016" calcext:value-type="float">
            <text:p>6.58366502309706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58366502309706E-016" calcext:value-type="float">
            <text:p>-6.58366502309706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85596114131143E-016" calcext:value-type="float">
            <text:p>2.85596114131143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2.85596114131143E-016" calcext:value-type="float">
            <text:p>-2.8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43367512106355E-017" calcext:value-type="float">
            <text:p>1.43367512106355E-017</text:p>
          </table:table-cell>
          <table:table-cell/>
          <table:table-cell table:style-name="ce3" office:value-type="float" office:value="1.02788554900049" calcext:value-type="float">
            <text:p>1.027885549</text:p>
          </table:table-cell>
          <table:table-cell table:style-name="ce3" office:value-type="float" office:value="3.99788178391982E-019" calcext:value-type="float">
            <text:p>3.99788178391982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3.23125019852047E-016" calcext:value-type="float">
            <text:p>-3.23125019852047E-016</text:p>
          </table:table-cell>
          <table:table-cell/>
          <table:table-cell table:formula="of:=[.M25]/[.O25]" office:value-type="float" office:value="-0" calcext:value-type="float">
            <text:p>0</text:p>
          </table:table-cell>
          <table:table-cell table:formula="of:=[.M25]-[.O25]" office:value-type="float" office:value="3.23125019852047E-016" calcext:value-type="float">
            <text:p>3.23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49634" calcext:value-type="float">
            <text:p>2.6302017605</text:p>
          </table:table-cell>
          <table:table-cell/>
          <table:table-cell table:style-name="ce3" office:value-type="float" office:value="0.999999999851718" calcext:value-type="float">
            <text:p>0.9999999999</text:p>
          </table:table-cell>
          <table:table-cell table:style-name="ce3" office:value-type="float" office:value="-0.00000000039001246676662" calcext:value-type="float">
            <text:p>-3.900124667666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2.63020176010614" calcext:value-type="float">
            <text:p>2.630201760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2.63020176010614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27897692436818" calcext:value-type="float">
            <text:p>-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13447027706779" calcext:value-type="float">
            <text:p>2.13447027706779E-013</text:p>
          </table:table-cell>
          <table:table-cell/>
          <table:table-cell table:style-name="ce3" office:value-type="float" office:value="0.974050982695613" calcext:value-type="float">
            <text:p>0.9740509827</text:p>
          </table:table-cell>
          <table:table-cell table:style-name="ce3" office:value-type="float" office:value="-5.53874061553321E-015" calcext:value-type="float">
            <text:p>-5.53874061553321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13447027706779" calcext:value-type="float">
            <text:p>2.13447027706779E-013</text:p>
          </table:table-cell>
          <table:table-cell/>
          <table:table-cell table:style-name="ce4" table:formula="of:=[.F21]" office:value-type="float" office:value="0.000000000000229858517076089" calcext:value-type="float">
            <text:p>2.29858517076089E-013</text:p>
          </table:table-cell>
          <table:table-cell/>
          <table:table-cell table:formula="of:=[.M33]/[.O33]" office:value-type="float" office:value="0.928601778267466" calcext:value-type="float">
            <text:p>0.9286017783</text:p>
          </table:table-cell>
          <table:table-cell table:formula="of:=[.M33]-[.O33]" office:value-type="float" office:value="-0.00000000000001641148936931" calcext:value-type="float">
            <text:p>-1.64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-9.15163247816344E-015" calcext:value-type="float">
            <text:p>-9.15163247816344E-015</text:p>
          </table:table-cell>
          <table:table-cell/>
          <table:table-cell table:style-name="ce3" office:value-type="float" office:value="-0.12399028650491" calcext:value-type="float">
            <text:p>-0.1239902865</text:p>
          </table:table-cell>
          <table:table-cell table:style-name="ce3" office:value-type="float" office:value="0.0000000000000102863460111186" calcext:value-type="float">
            <text:p>1.02863460111186E-01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9.15163247816344E-015" calcext:value-type="float">
            <text:p>-9.15163247816344E-015</text:p>
          </table:table-cell>
          <table:table-cell/>
          <table:table-cell table:style-name="ce4" table:formula="of:=[.F22]" office:value-type="float" office:value="1.123896485916E-015" calcext:value-type="float">
            <text:p>1.123896485916E-015</text:p>
          </table:table-cell>
          <table:table-cell/>
          <table:table-cell table:formula="of:=[.M34]/[.O34]" office:value-type="float" office:value="-8.14277168124132" calcext:value-type="float">
            <text:p>-8.1427716812</text:p>
          </table:table-cell>
          <table:table-cell table:formula="of:=[.M34]-[.O34]" office:value-type="float" office:value="-0.0000000000000102755289640794" calcext:value-type="float">
            <text:p>-1.03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3" calcext:value-type="float">
            <text:p>3483.038085249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150066625792533" calcext:value-type="float">
            <text:p>-1.50066625792533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8524903" calcext:value-type="float">
            <text:p>3483.038085249</text:p>
          </table:table-cell>
          <table:table-cell/>
          <table:table-cell table:style-name="ce4" table:formula="of:=[.F23]" office:value-type="float" office:value="3483.03808522522" calcext:value-type="float">
            <text:p>3483.0380852252</text:p>
          </table:table-cell>
          <table:table-cell/>
          <table:table-cell table:formula="of:=[.M35]/[.O35]" office:value-type="float" office:value="1.00000000000684" calcext:value-type="float">
            <text:p>1</text:p>
          </table:table-cell>
          <table:table-cell table:formula="of:=[.M35]-[.O35]" office:value-type="float" office:value="0.0000000238096617977135" calcext:value-type="float">
            <text:p>2.3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2.85596114131143E-016" calcext:value-type="float">
            <text:p>2.85596114131143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2.85596114131143E-016" calcext:value-type="float">
            <text:p>-2.8559611413114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85596114131143E-016" calcext:value-type="float">
            <text:p>2.85596114131143E-016</text:p>
          </table:table-cell>
          <table:table-cell/>
          <table:table-cell table:style-name="ce4" table:formula="of:=[.F24]" office:value-type="float" office:value="6.58366502309706E-016" calcext:value-type="float">
            <text:p>6.58366502309706E-016</text:p>
          </table:table-cell>
          <table:table-cell/>
          <table:table-cell table:formula="of:=[.M36]/[.O36]" office:value-type="float" office:value="0.433795026218989" calcext:value-type="float">
            <text:p>0.4337950262</text:p>
          </table:table-cell>
          <table:table-cell table:formula="of:=[.M36]-[.O36]" office:value-type="float" office:value="-3.72770388178563E-016" calcext:value-type="float">
            <text:p>-3.73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-3.23125019852047E-016" calcext:value-type="float">
            <text:p>-3.23125019852047E-016</text:p>
          </table:table-cell>
          <table:table-cell/>
          <table:table-cell table:style-name="ce3" office:value-type="float" office:value="-0.045606308653459" calcext:value-type="float">
            <text:p>-0.0456063087</text:p>
          </table:table-cell>
          <table:table-cell table:style-name="ce3" office:value-type="float" office:value="3.37861559241074E-016" calcext:value-type="float">
            <text:p>3.37861559241074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3.23125019852047E-016" calcext:value-type="float">
            <text:p>-3.23125019852047E-016</text:p>
          </table:table-cell>
          <table:table-cell/>
          <table:table-cell table:style-name="ce4" table:formula="of:=[.F25]" office:value-type="float" office:value="1.43367512106355E-017" calcext:value-type="float">
            <text:p>1.43367512106355E-017</text:p>
          </table:table-cell>
          <table:table-cell/>
          <table:table-cell table:formula="of:=[.M37]/[.O37]" office:value-type="float" office:value="-22.5382316470932" calcext:value-type="float">
            <text:p>-22.5382316471</text:p>
          </table:table-cell>
          <table:table-cell table:formula="of:=[.M37]-[.O37]" office:value-type="float" office:value="-3.37461771062683E-016" calcext:value-type="float">
            <text:p>-3.3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14" calcext:value-type="float">
            <text:p>2.6302017601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00191402449445377" calcext:value-type="float">
            <text:p>1.9140244944537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76010614" calcext:value-type="float">
            <text:p>2.6302017601</text:p>
          </table:table-cell>
          <table:table-cell/>
          <table:table-cell table:style-name="ce4" table:formula="of:=[.F26]" office:value-type="float" office:value="2.63020176049634" calcext:value-type="float">
            <text:p>2.6302017605</text:p>
          </table:table-cell>
          <table:table-cell/>
          <table:table-cell table:formula="of:=[.M38]/[.O38]" office:value-type="float" office:value="0.999999999851646" calcext:value-type="float">
            <text:p>0.9999999999</text:p>
          </table:table-cell>
          <table:table-cell table:formula="of:=[.M38]-[.O38]" office:value-type="float" office:value="-0.000000000390199872413177" calcext:value-type="float">
            <text:p>-3.9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312638803734444" calcext:value-type="float">
            <text:p>3.1263880373444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8" calcext:value-type="float">
            <text:p>23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29080937344815" calcext:value-type="float">
            <text:p>2.29080937344815E-013</text:p>
          </table:table-cell>
          <table:table-cell/>
          <table:table-cell table:style-name="ce3" office:value-type="float" office:value="0.90757567827785" calcext:value-type="float">
            <text:p>0.9075756783</text:p>
          </table:table-cell>
          <table:table-cell table:style-name="ce3" office:value-type="float" office:value="-0.0000000000000211726502535688" calcext:value-type="float">
            <text:p>-2.11726502535688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29080937344815" calcext:value-type="float">
            <text:p>2.29080937344815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29080937344815" calcext:value-type="float">
            <text:p>-2.29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.13471353295512E-015" calcext:value-type="float">
            <text:p>1.13471353295512E-015</text:p>
          </table:table-cell>
          <table:table-cell/>
          <table:table-cell table:style-name="ce3" office:value-type="float" office:value="1.13258087839573E-015" calcext:value-type="float">
            <text:p>1.13258087839573E-015</text:p>
          </table:table-cell>
          <table:table-cell/>
          <table:table-cell table:style-name="ce3" office:value-type="float" office:value="1.00188300420753" calcext:value-type="float">
            <text:p>1.0018830042</text:p>
          </table:table-cell>
          <table:table-cell table:style-name="ce3" office:value-type="float" office:value="2.13265455939122E-018" calcext:value-type="float">
            <text:p>2.13265455939122E-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.13258087839573E-015" calcext:value-type="float">
            <text:p>1.13258087839573E-01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.13258087839573E-015" calcext:value-type="float">
            <text:p>-1.13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363797880709171" calcext:value-type="float">
            <text:p>-3.63797880709171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6.19801608968945E-016" calcext:value-type="float">
            <text:p>6.19801608968945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19801608968945E-016" calcext:value-type="float">
            <text:p>-6.1980160896894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6.19801608968945E-016" calcext:value-type="float">
            <text:p>6.19801608968945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6.19801608968945E-016" calcext:value-type="float">
            <text:p>-6.2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47365393890275E-017" calcext:value-type="float">
            <text:p>1.47365393890275E-017</text:p>
          </table:table-cell>
          <table:table-cell/>
          <table:table-cell table:style-name="ce3" office:value-type="float" office:value="1.46816826931019E-017" calcext:value-type="float">
            <text:p>1.46816826931019E-017</text:p>
          </table:table-cell>
          <table:table-cell/>
          <table:table-cell table:style-name="ce3" office:value-type="float" office:value="1.00373640386271" calcext:value-type="float">
            <text:p>1.0037364039</text:p>
          </table:table-cell>
          <table:table-cell table:style-name="ce3" office:value-type="float" office:value="5.48566959256252E-020" calcext:value-type="float">
            <text:p>5.48566959256252E-02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46816826931019E-017" calcext:value-type="float">
            <text:p>1.46816826931019E-017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46816826931019E-017" calcext:value-type="float">
            <text:p>-1.47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2" calcext:value-type="float">
            <text:p>2.63020176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06581410364015" calcext:value-type="float">
            <text:p>1.06581410364015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2.63020176010632" calcext:value-type="float">
            <text:p>2.630201760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2.63020176010632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80" calcext:value-type="float">
            <text:p>18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29080937344815" calcext:value-type="float">
            <text:p>2.29080937344815E-013</text:p>
          </table:table-cell>
          <table:table-cell/>
          <table:table-cell table:style-name="ce4" table:formula="of:=[.F33]" office:value-type="float" office:value="0.000000000000213447027706779" calcext:value-type="float">
            <text:p>2.13447027706779E-013</text:p>
          </table:table-cell>
          <table:table-cell/>
          <table:table-cell table:formula="of:=[.M57]/[.O57]" office:value-type="float" office:value="1.07324491610871" calcext:value-type="float">
            <text:p>1.0732449161</text:p>
          </table:table-cell>
          <table:table-cell table:formula="of:=[.M57]-[.O57]" office:value-type="float" office:value="0.000000000000015633909638036" calcext:value-type="float">
            <text:p>1.56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3258087839573E-015" calcext:value-type="float">
            <text:p>1.13258087839573E-015</text:p>
          </table:table-cell>
          <table:table-cell/>
          <table:table-cell table:style-name="ce4" table:formula="of:=[.F34]" office:value-type="float" office:value="-9.15163247816344E-015" calcext:value-type="float">
            <text:p>-9.15163247816344E-015</text:p>
          </table:table-cell>
          <table:table-cell/>
          <table:table-cell table:formula="of:=[.M58]/[.O58]" office:value-type="float" office:value="-0.123757251080412" calcext:value-type="float">
            <text:p>-0.1237572511</text:p>
          </table:table-cell>
          <table:table-cell table:formula="of:=[.M58]-[.O58]" office:value-type="float" office:value="0.0000000000000102842133565592" calcext:value-type="float">
            <text:p>1.03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35]" office:value-type="float" office:value="3483.03808524903" calcext:value-type="float">
            <text:p>3483.038085249</text:p>
          </table:table-cell>
          <table:table-cell/>
          <table:table-cell table:formula="of:=[.M59]/[.O59]" office:value-type="float" office:value="0.999999999999997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6.19801608968945E-016" calcext:value-type="float">
            <text:p>6.19801608968945E-016</text:p>
          </table:table-cell>
          <table:table-cell/>
          <table:table-cell table:style-name="ce4" table:formula="of:=[.F36]" office:value-type="float" office:value="2.85596114131143E-016" calcext:value-type="float">
            <text:p>2.85596114131143E-016</text:p>
          </table:table-cell>
          <table:table-cell/>
          <table:table-cell table:formula="of:=[.M60]/[.O60]" office:value-type="float" office:value="2.17020322862074" calcext:value-type="float">
            <text:p>2.1702032286</text:p>
          </table:table-cell>
          <table:table-cell table:formula="of:=[.M60]-[.O60]" office:value-type="float" office:value="3.34205494837802E-016" calcext:value-type="float">
            <text:p>3.34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46816826931019E-017" calcext:value-type="float">
            <text:p>1.46816826931019E-017</text:p>
          </table:table-cell>
          <table:table-cell/>
          <table:table-cell table:style-name="ce4" table:formula="of:=[.F37]" office:value-type="float" office:value="-3.23125019852047E-016" calcext:value-type="float">
            <text:p>-3.23125019852047E-016</text:p>
          </table:table-cell>
          <table:table-cell/>
          <table:table-cell table:formula="of:=[.M61]/[.O61]" office:value-type="float" office:value="-0.0454365393921658" calcext:value-type="float">
            <text:p>-0.0454365394</text:p>
          </table:table-cell>
          <table:table-cell table:formula="of:=[.M61]-[.O61]" office:value-type="float" office:value="3.37806702545149E-016" calcext:value-type="float">
            <text:p>3.38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2" calcext:value-type="float">
            <text:p>2.6302017601</text:p>
          </table:table-cell>
          <table:table-cell/>
          <table:table-cell table:style-name="ce4" table:formula="of:=[.F38]" office:value-type="float" office:value="2.63020176010614" calcext:value-type="float">
            <text:p>2.6302017601</text:p>
          </table:table-cell>
          <table:table-cell/>
          <table:table-cell table:formula="of:=[.M62]/[.O62]" office:value-type="float" office:value="1.00000000000007" calcext:value-type="float">
            <text:p>1</text:p>
          </table:table-cell>
          <table:table-cell table:formula="of:=[.M62]-[.O62]" office:value-type="float" office:value="0.000000000000179856129989275" calcext:value-type="float">
            <text:p>1.8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29080937344815" calcext:value-type="float">
            <text:p>2.29080937344815E-013</text:p>
          </table:table-cell>
          <table:table-cell/>
          <table:table-cell table:style-name="ce4" table:formula="of:=[.F21]" office:value-type="float" office:value="0.000000000000229858517076089" calcext:value-type="float">
            <text:p>2.29858517076089E-013</text:p>
          </table:table-cell>
          <table:table-cell/>
          <table:table-cell table:formula="of:=[.M69]/[.O69]" office:value-type="float" office:value="0.996617137615064" calcext:value-type="float">
            <text:p>0.9966171376</text:p>
          </table:table-cell>
          <table:table-cell table:formula="of:=[.M69]-[.O69]" office:value-type="float" office:value="-7.77579731273969E-016" calcext:value-type="float">
            <text:p>-7.78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13258087839573E-015" calcext:value-type="float">
            <text:p>1.13258087839573E-015</text:p>
          </table:table-cell>
          <table:table-cell/>
          <table:table-cell table:style-name="ce4" table:formula="of:=[.F22]" office:value-type="float" office:value="1.123896485916E-015" calcext:value-type="float">
            <text:p>1.123896485916E-015</text:p>
          </table:table-cell>
          <table:table-cell/>
          <table:table-cell table:formula="of:=[.M70]/[.O70]" office:value-type="float" office:value="1.00772703944585" calcext:value-type="float">
            <text:p>1.0077270394</text:p>
          </table:table-cell>
          <table:table-cell table:formula="of:=[.M70]-[.O70]" office:value-type="float" office:value="8.68439247973E-018" calcext:value-type="float">
            <text:p>8.68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4902" calcext:value-type="float">
            <text:p>3483.038085249</text:p>
          </table:table-cell>
          <table:table-cell/>
          <table:table-cell table:style-name="ce4" table:formula="of:=[.F23]" office:value-type="float" office:value="3483.03808522522" calcext:value-type="float">
            <text:p>3483.0380852252</text:p>
          </table:table-cell>
          <table:table-cell/>
          <table:table-cell table:formula="of:=[.M71]/[.O71]" office:value-type="float" office:value="1.00000000000683" calcext:value-type="float">
            <text:p>1</text:p>
          </table:table-cell>
          <table:table-cell table:formula="of:=[.M71]-[.O71]" office:value-type="float" office:value="0.000000023799657355994" calcext:value-type="float">
            <text:p>2.3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6.19801608968945E-016" calcext:value-type="float">
            <text:p>6.19801608968945E-016</text:p>
          </table:table-cell>
          <table:table-cell/>
          <table:table-cell table:style-name="ce4" table:formula="of:=[.F24]" office:value-type="float" office:value="6.58366502309706E-016" calcext:value-type="float">
            <text:p>6.58366502309706E-016</text:p>
          </table:table-cell>
          <table:table-cell/>
          <table:table-cell table:formula="of:=[.M72]/[.O72]" office:value-type="float" office:value="0.94142336646007" calcext:value-type="float">
            <text:p>0.9414233665</text:p>
          </table:table-cell>
          <table:table-cell table:formula="of:=[.M72]-[.O72]" office:value-type="float" office:value="-3.8564893340761E-017" calcext:value-type="float">
            <text:p>-3.86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46816826931019E-017" calcext:value-type="float">
            <text:p>1.46816826931019E-017</text:p>
          </table:table-cell>
          <table:table-cell/>
          <table:table-cell table:style-name="ce4" table:formula="of:=[.F25]" office:value-type="float" office:value="1.43367512106355E-017" calcext:value-type="float">
            <text:p>1.43367512106355E-017</text:p>
          </table:table-cell>
          <table:table-cell/>
          <table:table-cell table:formula="of:=[.M73]/[.O73]" office:value-type="float" office:value="1.02405925006291" calcext:value-type="float">
            <text:p>1.0240592501</text:p>
          </table:table-cell>
          <table:table-cell table:formula="of:=[.M73]-[.O73]" office:value-type="float" office:value="3.44931482466403E-019" calcext:value-type="float">
            <text:p>3.45E-0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10632" calcext:value-type="float">
            <text:p>2.6302017601</text:p>
          </table:table-cell>
          <table:table-cell/>
          <table:table-cell table:style-name="ce4" table:formula="of:=[.F26]" office:value-type="float" office:value="2.63020176049634" calcext:value-type="float">
            <text:p>2.6302017605</text:p>
          </table:table-cell>
          <table:table-cell/>
          <table:table-cell table:formula="of:=[.M74]/[.O74]" office:value-type="float" office:value="0.999999999851715" calcext:value-type="float">
            <text:p>0.9999999999</text:p>
          </table:table-cell>
          <table:table-cell table:formula="of:=[.M74]-[.O74]" office:value-type="float" office:value="-0.000000000390020016283188" calcext:value-type="float">
            <text:p>-3.9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6T12:04:31.191478999</dc:date>
    <dc:creator>Stacha Petrovic</dc:creator>
    <meta:editing-duration>P32DT14H12M41S</meta:editing-duration>
    <meta:editing-cycles>928</meta:editing-cycles>
    <meta:document-statistic meta:table-count="8" meta:cell-count="3309" meta:object-count="0"/>
    <meta:user-defined meta:name="qrichtext">1</meta:user-defined>
  </office:meta>
</office:document-meta>
</file>